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300.95pt" svg:y="1017.01pt">
            <draw:object draw:notify-on-update-of-ranges="Sheet1.A80:Sheet1.A105 Sheet1.B80:Sheet1.B10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14.34pt" svg:y="191.99pt">
            <draw:object draw:notify-on-update-of-ranges="Sheet1.A2:Sheet1.A75 Sheet1.B2:Sheet1.B75 Sheet1.D69:Sheet1.D70 Sheet1.E69:Sheet1.E70 Sheet1.D66:Sheet1.D67 Sheet1.E66:Sheet1.E67 Sheet1.D63:Sheet1.D64 Sheet1.E63:Sheet1.E64 Sheet1.D60:Sheet1.D61 Sheet1.E60:Sheet1.E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296.08pt" svg:y="1361.34pt">
            <draw:object draw:notify-on-update-of-ranges="Sheet1.A80:Sheet1.A105 Sheet1.C81:Sheet1.C10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12.53pt" svg:height="220.31pt" svg:x="455.13pt" svg:y="477.41pt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38.19pt" svg:y="1705.21pt">
            <draw:object draw:notify-on-update-of-ranges="Sheet1.B134:Sheet1.B163 Sheet1.C134:Sheet1.C163 Sheet1.B134:Sheet1.B163 Sheet1.D134:Sheet1.D163 Sheet1.B134:Sheet1.B163 Sheet1.E134:Sheet1.E163 Sheet1.B134:Sheet1.B163 Sheet1.F134:Sheet1.F163 Sheet1.B134:Sheet1.B163 Sheet1.G134:Sheet1.G16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<text:s text:c="2"/>VGS <text:s/>(V) <text:s/>Current <text:s/>(A)</text:p>
          </table:table-cell>
          <table:table-cell table:number-columns-repeated="12"/>
        </table:table-row>
        <table:table-row table:style-name="ro1">
          <table:table-cell office:value-type="float" office:value="-9.544" calcext:value-type="float">
            <text:p>-9.544</text:p>
          </table:table-cell>
          <table:table-cell office:value-type="float" office:value="0.00001075" calcext:value-type="float">
            <text:p>0.00001075</text:p>
          </table:table-cell>
          <table:table-cell/>
          <table:table-cell office:value-type="float" office:value="-3.01" calcext:value-type="float">
            <text:p>-3.01</text:p>
          </table:table-cell>
          <table:table-cell office:value-type="float" office:value="0.0093" calcext:value-type="float">
            <text:p>0.0093</text:p>
          </table:table-cell>
          <table:table-cell table:number-columns-repeated="8"/>
        </table:table-row>
        <table:table-row table:style-name="ro1">
          <table:table-cell office:value-type="float" office:value="-9.479" calcext:value-type="float">
            <text:p>-9.479</text:p>
          </table:table-cell>
          <table:table-cell office:value-type="float" office:value="0.00001073" calcext:value-type="float">
            <text:p>0.00001073</text:p>
          </table:table-cell>
          <table:table-cell/>
          <table:table-cell office:value-type="float" office:value="-2.753" calcext:value-type="float">
            <text:p>-2.753</text:p>
          </table:table-cell>
          <table:table-cell office:value-type="float" office:value="0.1844" calcext:value-type="float">
            <text:p>0.1844</text:p>
          </table:table-cell>
          <table:table-cell table:number-columns-repeated="8"/>
        </table:table-row>
        <table:table-row table:style-name="ro1">
          <table:table-cell office:value-type="float" office:value="-9.411" calcext:value-type="float">
            <text:p>-9.411</text:p>
          </table:table-cell>
          <table:table-cell office:value-type="float" office:value="0.00001078" calcext:value-type="float">
            <text:p>0.00001078</text:p>
          </table:table-cell>
          <table:table-cell/>
          <table:table-cell office:value-type="float" office:value="-2.505" calcext:value-type="float">
            <text:p>-2.505</text:p>
          </table:table-cell>
          <table:table-cell office:value-type="float" office:value="1.182" calcext:value-type="float">
            <text:p>1.182</text:p>
          </table:table-cell>
          <table:table-cell table:number-columns-repeated="8"/>
        </table:table-row>
        <table:table-row table:style-name="ro1">
          <table:table-cell office:value-type="float" office:value="-9.34" calcext:value-type="float">
            <text:p>-9.34</text:p>
          </table:table-cell>
          <table:table-cell office:value-type="float" office:value="0.00001069" calcext:value-type="float">
            <text:p>0.00001069</text:p>
          </table:table-cell>
          <table:table-cell/>
          <table:table-cell office:value-type="float" office:value="-2.254" calcext:value-type="float">
            <text:p>-2.254</text:p>
          </table:table-cell>
          <table:table-cell office:value-type="float" office:value="3.01" calcext:value-type="float">
            <text:p>3.01</text:p>
          </table:table-cell>
          <table:table-cell table:number-columns-repeated="8"/>
        </table:table-row>
        <table:table-row table:style-name="ro1">
          <table:table-cell office:value-type="float" office:value="-9.267" calcext:value-type="float">
            <text:p>-9.267</text:p>
          </table:table-cell>
          <table:table-cell office:value-type="float" office:value="0.00001073" calcext:value-type="float">
            <text:p>0.00001073</text:p>
          </table:table-cell>
          <table:table-cell/>
          <table:table-cell office:value-type="float" office:value="-2.002" calcext:value-type="float">
            <text:p>-2.002</text:p>
          </table:table-cell>
          <table:table-cell office:value-type="float" office:value="5.3" calcext:value-type="float">
            <text:p>5.3</text:p>
          </table:table-cell>
          <table:table-cell table:number-columns-repeated="8"/>
        </table:table-row>
        <table:table-row table:style-name="ro1">
          <table:table-cell office:value-type="float" office:value="-9.19" calcext:value-type="float">
            <text:p>-9.19</text:p>
          </table:table-cell>
          <table:table-cell office:value-type="float" office:value="0.00001068" calcext:value-type="float">
            <text:p>0.00001068</text:p>
          </table:table-cell>
          <table:table-cell/>
          <table:table-cell office:value-type="float" office:value="-1.75" calcext:value-type="float">
            <text:p>-1.75</text:p>
          </table:table-cell>
          <table:table-cell office:value-type="float" office:value="7.8" calcext:value-type="float">
            <text:p>7.8</text:p>
          </table:table-cell>
          <table:table-cell table:number-columns-repeated="8"/>
        </table:table-row>
        <table:table-row table:style-name="ro1">
          <table:table-cell office:value-type="float" office:value="-9.109" calcext:value-type="float">
            <text:p>-9.109</text:p>
          </table:table-cell>
          <table:table-cell office:value-type="float" office:value="0.00001071" calcext:value-type="float">
            <text:p>0.00001071</text:p>
          </table:table-cell>
          <table:table-cell/>
          <table:table-cell office:value-type="float" office:value="-1.503" calcext:value-type="float">
            <text:p>-1.503</text:p>
          </table:table-cell>
          <table:table-cell office:value-type="float" office:value="10.273" calcext:value-type="float">
            <text:p>10.273</text:p>
          </table:table-cell>
          <table:table-cell table:number-columns-repeated="8"/>
        </table:table-row>
        <table:table-row table:style-name="ro1">
          <table:table-cell office:value-type="float" office:value="-9.026" calcext:value-type="float">
            <text:p>-9.026</text:p>
          </table:table-cell>
          <table:table-cell office:value-type="float" office:value="0.00001073" calcext:value-type="float">
            <text:p>0.00001073</text:p>
          </table:table-cell>
          <table:table-cell/>
          <table:table-cell office:value-type="float" office:value="-1.247" calcext:value-type="float">
            <text:p>-1.247</text:p>
          </table:table-cell>
          <table:table-cell office:value-type="float" office:value="13.051" calcext:value-type="float">
            <text:p>13.051</text:p>
          </table:table-cell>
          <table:table-cell table:number-columns-repeated="8"/>
        </table:table-row>
        <table:table-row table:style-name="ro1">
          <table:table-cell office:value-type="float" office:value="-8.939" calcext:value-type="float">
            <text:p>-8.939</text:p>
          </table:table-cell>
          <table:table-cell office:value-type="float" office:value="0.00001071" calcext:value-type="float">
            <text:p>0.00001071</text:p>
          </table:table-cell>
          <table:table-cell/>
          <table:table-cell office:value-type="float" office:value="-0.92" calcext:value-type="float">
            <text:p>-0.92</text:p>
          </table:table-cell>
          <table:table-cell office:value-type="float" office:value="16.3" calcext:value-type="float">
            <text:p>16.3</text:p>
          </table:table-cell>
          <table:table-cell table:number-columns-repeated="8"/>
        </table:table-row>
        <table:table-row table:style-name="ro1">
          <table:table-cell office:value-type="float" office:value="-8.848" calcext:value-type="float">
            <text:p>-8.848</text:p>
          </table:table-cell>
          <table:table-cell office:value-type="float" office:value="0.00001077" calcext:value-type="float">
            <text:p>0.00001077</text:p>
          </table:table-cell>
          <table:table-cell/>
          <table:table-cell office:value-type="float" office:value="-0.504" calcext:value-type="float">
            <text:p>-0.504</text:p>
          </table:table-cell>
          <table:table-cell office:value-type="float" office:value="20.965" calcext:value-type="float">
            <text:p>20.965</text:p>
          </table:table-cell>
          <table:table-cell table:number-columns-repeated="8"/>
        </table:table-row>
        <table:table-row table:style-name="ro1">
          <table:table-cell office:value-type="float" office:value="-8.754" calcext:value-type="float">
            <text:p>-8.754</text:p>
          </table:table-cell>
          <table:table-cell office:value-type="float" office:value="0.00001076" calcext:value-type="float">
            <text:p>0.000010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table:number-columns-repeated="8"/>
        </table:table-row>
        <table:table-row table:style-name="ro1">
          <table:table-cell office:value-type="float" office:value="-8.657" calcext:value-type="float">
            <text:p>-8.657</text:p>
          </table:table-cell>
          <table:table-cell office:value-type="float" office:value="0.00001067" calcext:value-type="float">
            <text:p>0.00001067</text:p>
          </table:table-cell>
          <table:table-cell table:number-columns-repeated="11"/>
        </table:table-row>
        <table:table-row table:style-name="ro1">
          <table:table-cell office:value-type="float" office:value="-8.556" calcext:value-type="float">
            <text:p>-8.556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8.452" calcext:value-type="float">
            <text:p>-8.452</text:p>
          </table:table-cell>
          <table:table-cell office:value-type="float" office:value="0.00001072" calcext:value-type="float">
            <text:p>0.00001072</text:p>
          </table:table-cell>
          <table:table-cell table:number-columns-repeated="11"/>
        </table:table-row>
        <table:table-row table:style-name="ro1">
          <table:table-cell office:value-type="float" office:value="-8.344" calcext:value-type="float">
            <text:p>-8.344</text:p>
          </table:table-cell>
          <table:table-cell office:value-type="float" office:value="0.00001069" calcext:value-type="float">
            <text:p>0.00001069</text:p>
          </table:table-cell>
          <table:table-cell table:number-columns-repeated="11"/>
        </table:table-row>
        <table:table-row table:style-name="ro1">
          <table:table-cell office:value-type="float" office:value="-8.233" calcext:value-type="float">
            <text:p>-8.233</text:p>
          </table:table-cell>
          <table:table-cell office:value-type="float" office:value="0.00001077" calcext:value-type="float">
            <text:p>0.00001077</text:p>
          </table:table-cell>
          <table:table-cell table:number-columns-repeated="11"/>
        </table:table-row>
        <table:table-row table:style-name="ro1">
          <table:table-cell office:value-type="float" office:value="-8.118" calcext:value-type="float">
            <text:p>-8.118</text:p>
          </table:table-cell>
          <table:table-cell office:value-type="float" office:value="0.0000107" calcext:value-type="float">
            <text:p>0.0000107</text:p>
          </table:table-cell>
          <table:table-cell table:number-columns-repeated="11"/>
        </table:table-row>
        <table:table-row table:style-name="ro1">
          <table:table-cell office:value-type="float" office:value="-8.001" calcext:value-type="float">
            <text:p>-8.001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7.88" calcext:value-type="float">
            <text:p>-7.88</text:p>
          </table:table-cell>
          <table:table-cell office:value-type="float" office:value="0.00001077" calcext:value-type="float">
            <text:p>0.00001077</text:p>
          </table:table-cell>
          <table:table-cell table:number-columns-repeated="11"/>
        </table:table-row>
        <table:table-row table:style-name="ro1">
          <table:table-cell office:value-type="float" office:value="-7.757" calcext:value-type="float">
            <text:p>-7.757</text:p>
          </table:table-cell>
          <table:table-cell office:value-type="float" office:value="0.00001074" calcext:value-type="float">
            <text:p>0.00001074</text:p>
          </table:table-cell>
          <table:table-cell table:number-columns-repeated="11"/>
        </table:table-row>
        <table:table-row table:style-name="ro1">
          <table:table-cell office:value-type="float" office:value="-7.632" calcext:value-type="float">
            <text:p>-7.632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7.504" calcext:value-type="float">
            <text:p>-7.504</text:p>
          </table:table-cell>
          <table:table-cell office:value-type="float" office:value="0.00001073" calcext:value-type="float">
            <text:p>0.00001073</text:p>
          </table:table-cell>
          <table:table-cell table:number-columns-repeated="11"/>
        </table:table-row>
        <table:table-row table:style-name="ro1">
          <table:table-cell office:value-type="float" office:value="-7.374" calcext:value-type="float">
            <text:p>-7.374</text:p>
          </table:table-cell>
          <table:table-cell office:value-type="float" office:value="0.00001077" calcext:value-type="float">
            <text:p>0.00001077</text:p>
          </table:table-cell>
          <table:table-cell table:number-columns-repeated="11"/>
        </table:table-row>
        <table:table-row table:style-name="ro1">
          <table:table-cell office:value-type="float" office:value="-7.242" calcext:value-type="float">
            <text:p>-7.242</text:p>
          </table:table-cell>
          <table:table-cell office:value-type="float" office:value="0.00001071" calcext:value-type="float">
            <text:p>0.00001071</text:p>
          </table:table-cell>
          <table:table-cell table:number-columns-repeated="11"/>
        </table:table-row>
        <table:table-row table:style-name="ro1">
          <table:table-cell office:value-type="float" office:value="-7.108" calcext:value-type="float">
            <text:p>-7.108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6.973" calcext:value-type="float">
            <text:p>-6.973</text:p>
          </table:table-cell>
          <table:table-cell office:value-type="float" office:value="0.00001067" calcext:value-type="float">
            <text:p>0.00001067</text:p>
          </table:table-cell>
          <table:table-cell table:number-columns-repeated="11"/>
        </table:table-row>
        <table:table-row table:style-name="ro1">
          <table:table-cell office:value-type="float" office:value="-6.837" calcext:value-type="float">
            <text:p>-6.837</text:p>
          </table:table-cell>
          <table:table-cell office:value-type="float" office:value="0.00001072" calcext:value-type="float">
            <text:p>0.00001072</text:p>
          </table:table-cell>
          <table:table-cell table:number-columns-repeated="11"/>
        </table:table-row>
        <table:table-row table:style-name="ro1">
          <table:table-cell office:value-type="float" office:value="-6.699" calcext:value-type="float">
            <text:p>-6.699</text:p>
          </table:table-cell>
          <table:table-cell office:value-type="float" office:value="0.0000107" calcext:value-type="float">
            <text:p>0.0000107</text:p>
          </table:table-cell>
          <table:table-cell table:number-columns-repeated="11"/>
        </table:table-row>
        <table:table-row table:style-name="ro1">
          <table:table-cell office:value-type="float" office:value="-6.561" calcext:value-type="float">
            <text:p>-6.561</text:p>
          </table:table-cell>
          <table:table-cell office:value-type="float" office:value="0.0000107" calcext:value-type="float">
            <text:p>0.0000107</text:p>
          </table:table-cell>
          <table:table-cell table:number-columns-repeated="11"/>
        </table:table-row>
        <table:table-row table:style-name="ro1">
          <table:table-cell office:value-type="float" office:value="-6.421" calcext:value-type="float">
            <text:p>-6.421</text:p>
          </table:table-cell>
          <table:table-cell office:value-type="float" office:value="0.00001072" calcext:value-type="float">
            <text:p>0.00001072</text:p>
          </table:table-cell>
          <table:table-cell table:number-columns-repeated="11"/>
        </table:table-row>
        <table:table-row table:style-name="ro1">
          <table:table-cell office:value-type="float" office:value="-6.282" calcext:value-type="float">
            <text:p>-6.282</text:p>
          </table:table-cell>
          <table:table-cell office:value-type="float" office:value="0.00001076" calcext:value-type="float">
            <text:p>0.00001076</text:p>
          </table:table-cell>
          <table:table-cell table:number-columns-repeated="11"/>
        </table:table-row>
        <table:table-row table:style-name="ro1">
          <table:table-cell office:value-type="float" office:value="-6.14" calcext:value-type="float">
            <text:p>-6.14</text:p>
          </table:table-cell>
          <table:table-cell office:value-type="float" office:value="0.00001073" calcext:value-type="float">
            <text:p>0.00001073</text:p>
          </table:table-cell>
          <table:table-cell table:number-columns-repeated="11"/>
        </table:table-row>
        <table:table-row table:style-name="ro1">
          <table:table-cell office:value-type="float" office:value="-5.999" calcext:value-type="float">
            <text:p>-5.999</text:p>
          </table:table-cell>
          <table:table-cell office:value-type="float" office:value="0.00001067" calcext:value-type="float">
            <text:p>0.00001067</text:p>
          </table:table-cell>
          <table:table-cell table:number-columns-repeated="11"/>
        </table:table-row>
        <table:table-row table:style-name="ro1">
          <table:table-cell office:value-type="float" office:value="-5.857" calcext:value-type="float">
            <text:p>-5.857</text:p>
          </table:table-cell>
          <table:table-cell office:value-type="float" office:value="0.00001074" calcext:value-type="float">
            <text:p>0.00001074</text:p>
          </table:table-cell>
          <table:table-cell table:number-columns-repeated="11"/>
        </table:table-row>
        <table:table-row table:style-name="ro1">
          <table:table-cell office:value-type="float" office:value="-5.715" calcext:value-type="float">
            <text:p>-5.715</text:p>
          </table:table-cell>
          <table:table-cell office:value-type="float" office:value="0.00001072" calcext:value-type="float">
            <text:p>0.00001072</text:p>
          </table:table-cell>
          <table:table-cell table:number-columns-repeated="11"/>
        </table:table-row>
        <table:table-row table:style-name="ro1">
          <table:table-cell office:value-type="float" office:value="-5.573" calcext:value-type="float">
            <text:p>-5.573</text:p>
          </table:table-cell>
          <table:table-cell office:value-type="float" office:value="0.00001073" calcext:value-type="float">
            <text:p>0.00001073</text:p>
          </table:table-cell>
          <table:table-cell table:number-columns-repeated="11"/>
        </table:table-row>
        <table:table-row table:style-name="ro1">
          <table:table-cell office:value-type="float" office:value="-5.431" calcext:value-type="float">
            <text:p>-5.431</text:p>
          </table:table-cell>
          <table:table-cell office:value-type="float" office:value="0.00001071" calcext:value-type="float">
            <text:p>0.00001071</text:p>
          </table:table-cell>
          <table:table-cell table:number-columns-repeated="11"/>
        </table:table-row>
        <table:table-row table:style-name="ro1">
          <table:table-cell office:value-type="float" office:value="-5.288" calcext:value-type="float">
            <text:p>-5.288</text:p>
          </table:table-cell>
          <table:table-cell office:value-type="float" office:value="0.00001084" calcext:value-type="float">
            <text:p>0.00001084</text:p>
          </table:table-cell>
          <table:table-cell table:number-columns-repeated="11"/>
        </table:table-row>
        <table:table-row table:style-name="ro1">
          <table:table-cell office:value-type="float" office:value="-5.145" calcext:value-type="float">
            <text:p>-5.145</text:p>
          </table:table-cell>
          <table:table-cell office:value-type="float" office:value="0.00001077" calcext:value-type="float">
            <text:p>0.00001077</text:p>
          </table:table-cell>
          <table:table-cell table:number-columns-repeated="11"/>
        </table:table-row>
        <table:table-row table:style-name="ro1">
          <table:table-cell office:value-type="float" office:value="-5.002" calcext:value-type="float">
            <text:p>-5.002</text:p>
          </table:table-cell>
          <table:table-cell office:value-type="float" office:value="0.00001077" calcext:value-type="float">
            <text:p>0.00001077</text:p>
          </table:table-cell>
          <table:table-cell table:number-columns-repeated="11"/>
        </table:table-row>
        <table:table-row table:style-name="ro1">
          <table:table-cell office:value-type="float" office:value="-4.859" calcext:value-type="float">
            <text:p>-4.859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4.715" calcext:value-type="float">
            <text:p>-4.715</text:p>
          </table:table-cell>
          <table:table-cell office:value-type="float" office:value="0.00001074" calcext:value-type="float">
            <text:p>0.00001074</text:p>
          </table:table-cell>
          <table:table-cell table:number-columns-repeated="11"/>
        </table:table-row>
        <table:table-row table:style-name="ro1">
          <table:table-cell office:value-type="float" office:value="-4.571" calcext:value-type="float">
            <text:p>-4.571</text:p>
          </table:table-cell>
          <table:table-cell office:value-type="float" office:value="0.00001068" calcext:value-type="float">
            <text:p>0.00001068</text:p>
          </table:table-cell>
          <table:table-cell table:number-columns-repeated="11"/>
        </table:table-row>
        <table:table-row table:style-name="ro1">
          <table:table-cell office:value-type="float" office:value="-4.429" calcext:value-type="float">
            <text:p>-4.429</text:p>
          </table:table-cell>
          <table:table-cell office:value-type="float" office:value="0.00001082" calcext:value-type="float">
            <text:p>0.00001082</text:p>
          </table:table-cell>
          <table:table-cell table:number-columns-repeated="11"/>
        </table:table-row>
        <table:table-row table:style-name="ro1">
          <table:table-cell office:value-type="float" office:value="-4.285" calcext:value-type="float">
            <text:p>-4.285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4.142" calcext:value-type="float">
            <text:p>-4.142</text:p>
          </table:table-cell>
          <table:table-cell office:value-type="float" office:value="0.00001074" calcext:value-type="float">
            <text:p>0.00001074</text:p>
          </table:table-cell>
          <table:table-cell table:number-columns-repeated="11"/>
        </table:table-row>
        <table:table-row table:style-name="ro1">
          <table:table-cell office:value-type="float" office:value="-3.999" calcext:value-type="float">
            <text:p>-3.999</text:p>
          </table:table-cell>
          <table:table-cell office:value-type="float" office:value="0.0000107" calcext:value-type="float">
            <text:p>0.0000107</text:p>
          </table:table-cell>
          <table:table-cell table:number-columns-repeated="11"/>
        </table:table-row>
        <table:table-row table:style-name="ro1">
          <table:table-cell office:value-type="float" office:value="-3.855" calcext:value-type="float">
            <text:p>-3.855</text:p>
          </table:table-cell>
          <table:table-cell office:value-type="float" office:value="0.00001077" calcext:value-type="float">
            <text:p>0.00001077</text:p>
          </table:table-cell>
          <table:table-cell table:number-columns-repeated="11"/>
        </table:table-row>
        <table:table-row table:style-name="ro1">
          <table:table-cell office:value-type="float" office:value="-3.711" calcext:value-type="float">
            <text:p>-3.711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3.568" calcext:value-type="float">
            <text:p>-3.568</text:p>
          </table:table-cell>
          <table:table-cell office:value-type="float" office:value="0.00001078" calcext:value-type="float">
            <text:p>0.00001078</text:p>
          </table:table-cell>
          <table:table-cell table:number-columns-repeated="11"/>
        </table:table-row>
        <table:table-row table:style-name="ro1">
          <table:table-cell office:value-type="float" office:value="-3.424" calcext:value-type="float">
            <text:p>-3.424</text:p>
          </table:table-cell>
          <table:table-cell office:value-type="float" office:value="0.00001072" calcext:value-type="float">
            <text:p>0.00001072</text:p>
          </table:table-cell>
          <table:table-cell table:number-columns-repeated="11"/>
        </table:table-row>
        <table:table-row table:style-name="ro1">
          <table:table-cell office:value-type="float" office:value="-3.281" calcext:value-type="float">
            <text:p>-3.281</text:p>
          </table:table-cell>
          <table:table-cell office:value-type="float" office:value="0.00001075" calcext:value-type="float">
            <text:p>0.00001075</text:p>
          </table:table-cell>
          <table:table-cell table:number-columns-repeated="11"/>
        </table:table-row>
        <table:table-row table:style-name="ro1">
          <table:table-cell office:value-type="float" office:value="-3.138" calcext:value-type="float">
            <text:p>-3.138</text:p>
          </table:table-cell>
          <table:table-cell office:value-type="float" office:value="0.0000107" calcext:value-type="float">
            <text:p>0.0000107</text:p>
          </table:table-cell>
          <table:table-cell table:number-columns-repeated="11"/>
        </table:table-row>
        <table:table-row table:style-name="ro1">
          <table:table-cell office:value-type="float" office:value="-2.995" calcext:value-type="float">
            <text:p>-2.995</text:p>
          </table:table-cell>
          <table:table-cell office:value-type="float" office:value="0.00001112" calcext:value-type="float">
            <text:p>0.00001112</text:p>
          </table:table-cell>
          <table:table-cell table:number-columns-repeated="11"/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float" office:value="0.00002434" calcext:value-type="float">
            <text:p>0.00002434</text:p>
          </table:table-cell>
          <table:table-cell table:number-columns-repeated="11"/>
        </table:table-row>
        <table:table-row table:style-name="ro1">
          <table:table-cell office:value-type="float" office:value="-2.707" calcext:value-type="float">
            <text:p>-2.707</text:p>
          </table:table-cell>
          <table:table-cell office:value-type="float" office:value="0.0001669" calcext:value-type="float">
            <text:p>0.0001669</text:p>
          </table:table-cell>
          <table:table-cell table:number-columns-repeated="11"/>
        </table:table-row>
        <table:table-row table:style-name="ro1">
          <table:table-cell office:value-type="float" office:value="-2.563" calcext:value-type="float">
            <text:p>-2.563</text:p>
          </table:table-cell>
          <table:table-cell office:value-type="float" office:value="0.0006091" calcext:value-type="float">
            <text:p>0.0006091</text:p>
          </table:table-cell>
          <table:table-cell table:number-columns-repeated="11"/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float" office:value="0.001353" calcext:value-type="float">
            <text:p>0.001353</text:p>
          </table:table-cell>
          <table:table-cell table:number-columns-repeated="11"/>
        </table:table-row>
        <table:table-row table:style-name="ro1">
          <table:table-cell office:value-type="float" office:value="-2.276" calcext:value-type="float">
            <text:p>-2.276</text:p>
          </table:table-cell>
          <table:table-cell office:value-type="float" office:value="0.002552" calcext:value-type="float">
            <text:p>0.002552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0/99.25" office:value-type="float" office:value="0.100755667506297" calcext:value-type="float">
            <text:p>0.1007556675</text:p>
          </table:table-cell>
          <table:table-cell table:number-columns-repeated="8"/>
        </table:table-row>
        <table:table-row table:style-name="ro1">
          <table:table-cell office:value-type="float" office:value="-2.133" calcext:value-type="float">
            <text:p>-2.133</text:p>
          </table:table-cell>
          <table:table-cell office:value-type="float" office:value="0.003799" calcext:value-type="float">
            <text:p>0.0037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1.99" calcext:value-type="float">
            <text:p>-1.99</text:p>
          </table:table-cell>
          <table:table-cell office:value-type="float" office:value="0.00524" calcext:value-type="float">
            <text:p>0.00524</text:p>
          </table:table-cell>
          <table:table-cell table:number-columns-repeated="11"/>
        </table:table-row>
        <table:table-row table:style-name="ro1">
          <table:table-cell office:value-type="float" office:value="-1.846" calcext:value-type="float">
            <text:p>-1.846</text:p>
          </table:table-cell>
          <table:table-cell office:value-type="float" office:value="0.006839" calcext:value-type="float">
            <text:p>0.00683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0/388.38" office:value-type="float" office:value="0.0257479787836655" calcext:value-type="float">
            <text:p>0.0257479788</text:p>
          </table:table-cell>
          <table:table-cell table:number-columns-repeated="8"/>
        </table:table-row>
        <table:table-row table:style-name="ro1">
          <table:table-cell office:value-type="float" office:value="-1.703" calcext:value-type="float">
            <text:p>-1.703</text:p>
          </table:table-cell>
          <table:table-cell office:value-type="float" office:value="0.008576" calcext:value-type="float">
            <text:p>0.0085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1.559" calcext:value-type="float">
            <text:p>-1.559</text:p>
          </table:table-cell>
          <table:table-cell office:value-type="float" office:value="0.01043" calcext:value-type="float">
            <text:p>0.01043</text:p>
          </table:table-cell>
          <table:table-cell table:number-columns-repeated="11"/>
        </table:table-row>
        <table:table-row table:style-name="ro1">
          <table:table-cell office:value-type="float" office:value="-1.415" calcext:value-type="float">
            <text:p>-1.415</text:p>
          </table:table-cell>
          <table:table-cell office:value-type="float" office:value="0.01241" calcext:value-type="float">
            <text:p>0.0124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0/2200" office:value-type="float" office:value="0.00454545454545455" calcext:value-type="float">
            <text:p>0.0045454545</text:p>
          </table:table-cell>
          <table:table-cell table:number-columns-repeated="8"/>
        </table:table-row>
        <table:table-row table:style-name="ro1">
          <table:table-cell office:value-type="float" office:value="-1.272" calcext:value-type="float">
            <text:p>-1.272</text:p>
          </table:table-cell>
          <table:table-cell office:value-type="float" office:value="0.01447" calcext:value-type="float">
            <text:p>0.014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1.129" calcext:value-type="float">
            <text:p>-1.129</text:p>
          </table:table-cell>
          <table:table-cell office:value-type="float" office:value="0.01664" calcext:value-type="float">
            <text:p>0.01664</text:p>
          </table:table-cell>
          <table:table-cell table:number-columns-repeated="11"/>
        </table:table-row>
        <table:table-row table:style-name="ro1">
          <table:table-cell office:value-type="float" office:value="-0.9848" calcext:value-type="float">
            <text:p>-0.9848</text:p>
          </table:table-cell>
          <table:table-cell office:value-type="float" office:value="0.01889" calcext:value-type="float">
            <text:p>0.0188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/10000" office:value-type="float" office:value="0.0001" calcext:value-type="float">
            <text:p>0.0001</text:p>
          </table:table-cell>
          <table:table-cell table:number-columns-repeated="8"/>
        </table:table-row>
        <table:table-row table:style-name="ro1">
          <table:table-cell office:value-type="float" office:value="-0.8417" calcext:value-type="float">
            <text:p>-0.8417</text:p>
          </table:table-cell>
          <table:table-cell office:value-type="float" office:value="0.02122" calcext:value-type="float">
            <text:p>0.021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6987" calcext:value-type="float">
            <text:p>-0.6987</text:p>
          </table:table-cell>
          <table:table-cell office:value-type="float" office:value="0.02364" calcext:value-type="float">
            <text:p>0.02364</text:p>
          </table:table-cell>
          <table:table-cell table:number-columns-repeated="11"/>
        </table:table-row>
        <table:table-row table:style-name="ro1">
          <table:table-cell office:value-type="float" office:value="-0.5549" calcext:value-type="float">
            <text:p>-0.5549</text:p>
          </table:table-cell>
          <table:table-cell office:value-type="float" office:value="0.02614" calcext:value-type="float">
            <text:p>0.02614</text:p>
          </table:table-cell>
          <table:table-cell table:number-columns-repeated="11"/>
        </table:table-row>
        <table:table-row table:style-name="ro1">
          <table:table-cell office:value-type="float" office:value="-0.4109" calcext:value-type="float">
            <text:p>-0.4109</text:p>
          </table:table-cell>
          <table:table-cell office:value-type="float" office:value="0.02872" calcext:value-type="float">
            <text:p>0.02872</text:p>
          </table:table-cell>
          <table:table-cell table:number-columns-repeated="11"/>
        </table:table-row>
        <table:table-row table:style-name="ro1">
          <table:table-cell office:value-type="float" office:value="-0.2679" calcext:value-type="float">
            <text:p>-0.2679</text:p>
          </table:table-cell>
          <table:table-cell office:value-type="float" office:value="0.03135" calcext:value-type="float">
            <text:p>0.03135</text:p>
          </table:table-cell>
          <table:table-cell table:number-columns-repeated="11"/>
        </table:table-row>
        <table:table-row table:style-name="ro1">
          <table:table-cell office:value-type="float" office:value="-0.124" calcext:value-type="float">
            <text:p>-0.124</text:p>
          </table:table-cell>
          <table:table-cell office:value-type="float" office:value="0.0341" calcext:value-type="float">
            <text:p>0.0341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<text:s text:c="2"/>VGS <text:s/>(V) <text:s/>Transcon <text:s text:c="2"/>Resistance</text:p>
          </table:table-cell>
          <table:table-cell table:number-columns-repeated="12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"/>
        </table:table-row>
        <table:table-row table:style-name="ro1">
          <table:table-cell office:value-type="float" office:value="-10.56" calcext:value-type="float">
            <text:p>-10.56</text:p>
          </table:table-cell>
          <table:table-cell office:value-type="float" office:value="0.0000618" calcext:value-type="float">
            <text:p>0.0000618</text:p>
          </table:table-cell>
          <table:table-cell office:value-type="float" office:value="16180" calcext:value-type="float">
            <text:p>16180</text:p>
          </table:table-cell>
          <table:table-cell table:number-columns-repeated="10"/>
        </table:table-row>
        <table:table-row table:style-name="ro1">
          <table:table-cell office:value-type="float" office:value="-10.12" calcext:value-type="float">
            <text:p>-10.12</text:p>
          </table:table-cell>
          <table:table-cell office:value-type="float" office:value="0.0000618" calcext:value-type="float">
            <text:p>0.0000618</text:p>
          </table:table-cell>
          <table:table-cell office:value-type="float" office:value="16180" calcext:value-type="float">
            <text:p>16180</text:p>
          </table:table-cell>
          <table:table-cell table:number-columns-repeated="10"/>
        </table:table-row>
        <table:table-row table:style-name="ro1">
          <table:table-cell office:value-type="float" office:value="-9.68" calcext:value-type="float">
            <text:p>-9.68</text:p>
          </table:table-cell>
          <table:table-cell office:value-type="float" office:value="0.0000618" calcext:value-type="float">
            <text:p>0.0000618</text:p>
          </table:table-cell>
          <table:table-cell office:value-type="float" office:value="16180" calcext:value-type="float">
            <text:p>16180</text:p>
          </table:table-cell>
          <table:table-cell table:number-columns-repeated="10"/>
        </table:table-row>
        <table:table-row table:style-name="ro1">
          <table:table-cell office:value-type="float" office:value="-9.24" calcext:value-type="float">
            <text:p>-9.24</text:p>
          </table:table-cell>
          <table:table-cell office:value-type="float" office:value="0.000001195" calcext:value-type="float">
            <text:p>0.000001195</text:p>
          </table:table-cell>
          <table:table-cell office:value-type="float" office:value="836800" calcext:value-type="float">
            <text:p>836800</text:p>
          </table:table-cell>
          <table:table-cell table:number-columns-repeated="10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0.00000005634" calcext:value-type="float">
            <text:p>5.634E-008</text:p>
          </table:table-cell>
          <table:table-cell office:value-type="float" office:value="17750000" calcext:value-type="float">
            <text:p>17750000</text:p>
          </table:table-cell>
          <table:table-cell table:number-columns-repeated="10"/>
        </table:table-row>
        <table:table-row table:style-name="ro1">
          <table:table-cell office:value-type="float" office:value="-8.36" calcext:value-type="float">
            <text:p>-8.36</text:p>
          </table:table-cell>
          <table:table-cell office:value-type="float" office:value="-0.0000000105" calcext:value-type="float">
            <text:p>-1.05E-008</text:p>
          </table:table-cell>
          <table:table-cell office:value-type="float" office:value="95280000" calcext:value-type="float">
            <text:p>95280000</text:p>
          </table:table-cell>
          <table:table-cell table:number-columns-repeated="10"/>
        </table:table-row>
        <table:table-row table:style-name="ro1">
          <table:table-cell office:value-type="float" office:value="-7.92" calcext:value-type="float">
            <text:p>-7.92</text:p>
          </table:table-cell>
          <table:table-cell office:value-type="float" office:value="-0.00000004236" calcext:value-type="float">
            <text:p>-4.236E-008</text:p>
          </table:table-cell>
          <table:table-cell office:value-type="float" office:value="23610000" calcext:value-type="float">
            <text:p>23610000</text:p>
          </table:table-cell>
          <table:table-cell table:number-columns-repeated="10"/>
        </table:table-row>
        <table:table-row table:style-name="ro1">
          <table:table-cell office:value-type="float" office:value="-7.48" calcext:value-type="float">
            <text:p>-7.48</text:p>
          </table:table-cell>
          <table:table-cell office:value-type="float" office:value="-0.0000000105" calcext:value-type="float">
            <text:p>-1.05E-008</text:p>
          </table:table-cell>
          <table:table-cell office:value-type="float" office:value="95280000" calcext:value-type="float">
            <text:p>95280000</text:p>
          </table:table-cell>
          <table:table-cell table:number-columns-repeated="10"/>
        </table:table-row>
        <table:table-row table:style-name="ro1">
          <table:table-cell office:value-type="float" office:value="-7.04" calcext:value-type="float">
            <text:p>-7.04</text:p>
          </table:table-cell>
          <table:table-cell office:value-type="float" office:value="0.00000002956" calcext:value-type="float">
            <text:p>2.956E-008</text:p>
          </table:table-cell>
          <table:table-cell office:value-type="float" office:value="33830000" calcext:value-type="float">
            <text:p>33830000</text:p>
          </table:table-cell>
          <table:table-cell table:number-columns-repeated="10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0.00000002956" calcext:value-type="float">
            <text:p>2.956E-008</text:p>
          </table:table-cell>
          <table:table-cell office:value-type="float" office:value="33830000" calcext:value-type="float">
            <text:p>33830000</text:p>
          </table:table-cell>
          <table:table-cell table:number-columns-repeated="10"/>
        </table:table-row>
        <table:table-row table:style-name="ro1">
          <table:table-cell office:value-type="float" office:value="-6.16" calcext:value-type="float">
            <text:p>-6.16</text:p>
          </table:table-cell>
          <table:table-cell office:value-type="float" office:value="0.00000002956" calcext:value-type="float">
            <text:p>2.956E-008</text:p>
          </table:table-cell>
          <table:table-cell office:value-type="float" office:value="33830000" calcext:value-type="float">
            <text:p>33830000</text:p>
          </table:table-cell>
          <table:table-cell table:number-columns-repeated="10"/>
        </table:table-row>
        <table:table-row table:style-name="ro1">
          <table:table-cell office:value-type="float" office:value="-5.72" calcext:value-type="float">
            <text:p>-5.72</text:p>
          </table:table-cell>
          <table:table-cell office:value-type="float" office:value="0.00000002956" calcext:value-type="float">
            <text:p>2.956E-008</text:p>
          </table:table-cell>
          <table:table-cell office:value-type="float" office:value="33830000" calcext:value-type="float">
            <text:p>33830000</text:p>
          </table:table-cell>
          <table:table-cell table:number-columns-repeated="10"/>
        </table:table-row>
        <table:table-row table:style-name="ro1">
          <table:table-cell office:value-type="float" office:value="-5.28" calcext:value-type="float">
            <text:p>-5.28</text:p>
          </table:table-cell>
          <table:table-cell office:value-type="float" office:value="0.00000002577" calcext:value-type="float">
            <text:p>2.577E-008</text:p>
          </table:table-cell>
          <table:table-cell office:value-type="float" office:value="38810000" calcext:value-type="float">
            <text:p>38810000</text:p>
          </table:table-cell>
          <table:table-cell table:number-columns-repeated="10"/>
        </table:table-row>
        <table:table-row table:style-name="ro1">
          <table:table-cell office:value-type="float" office:value="-4.84" calcext:value-type="float">
            <text:p>-4.84</text:p>
          </table:table-cell>
          <table:table-cell office:value-type="float" office:value="-0.00000002019" calcext:value-type="float">
            <text:p>-2.019E-008</text:p>
          </table:table-cell>
          <table:table-cell office:value-type="float" office:value="49520000" calcext:value-type="float">
            <text:p>49520000</text:p>
          </table:table-cell>
          <table:table-cell table:number-columns-repeated="10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00000002019" calcext:value-type="float">
            <text:p>-2.019E-008</text:p>
          </table:table-cell>
          <table:table-cell office:value-type="float" office:value="49520000" calcext:value-type="float">
            <text:p>49520000</text:p>
          </table:table-cell>
          <table:table-cell table:number-columns-repeated="10"/>
        </table:table-row>
        <table:table-row table:style-name="ro1">
          <table:table-cell office:value-type="float" office:value="-3.96" calcext:value-type="float">
            <text:p>-3.96</text:p>
          </table:table-cell>
          <table:table-cell office:value-type="float" office:value="-0.00000002019" calcext:value-type="float">
            <text:p>-2.019E-008</text:p>
          </table:table-cell>
          <table:table-cell office:value-type="float" office:value="49520000" calcext:value-type="float">
            <text:p>49520000</text:p>
          </table:table-cell>
          <table:table-cell table:number-columns-repeated="10"/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0.0000004132" calcext:value-type="float">
            <text:p>4.132E-007</text:p>
          </table:table-cell>
          <table:table-cell office:value-type="float" office:value="2420000" calcext:value-type="float">
            <text:p>2420000</text:p>
          </table:table-cell>
          <table:table-cell table:number-columns-repeated="10"/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0.0003711" calcext:value-type="float">
            <text:p>0.0003711</text:p>
          </table:table-cell>
          <table:table-cell office:value-type="float" office:value="2695" calcext:value-type="float">
            <text:p>2695</text:p>
          </table:table-cell>
          <table:table-cell table:number-columns-repeated="10"/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275.4" calcext:value-type="float">
            <text:p>275.4</text:p>
          </table:table-cell>
          <table:table-cell table:number-columns-repeated="10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116.8" calcext:value-type="float">
            <text:p>116.8</text:p>
          </table:table-cell>
          <table:table-cell table:number-columns-repeated="10"/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83.29" calcext:value-type="float">
            <text:p>83.29</text:p>
          </table:table-cell>
          <table:table-cell table:number-columns-repeated="10"/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69.19" calcext:value-type="float">
            <text:p>69.19</text:p>
          </table:table-cell>
          <table:table-cell table:number-columns-repeated="10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61.04" calcext:value-type="float">
            <text:p>61.04</text:p>
          </table:table-cell>
          <table:table-cell table:number-columns-repeated="10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61.04" calcext:value-type="float">
            <text:p>61.04</text:p>
          </table:table-cell>
          <table:table-cell table:number-columns-repeated="10"/>
        </table:table-row>
        <table:table-row table:style-name="ro1">
          <table:table-cell office:value-type="float" office:value="1.11E-016" calcext:value-type="float">
            <text:p>1.11E-016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61.04" calcext:value-type="float">
            <text:p>61.04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 table:formula="of:=1/61.04" office:value-type="float" office:value="0.0163826998689384" calcext:value-type="float">
            <text:p>0.0163826999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VDS <text:s/>(V) <text:s text:c="18"/>Gate Voltage(V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001448" calcext:value-type="float">
            <text:p>0.001448</text:p>
          </table:table-cell>
          <table:table-cell office:value-type="float" office:value="-0.0001846" calcext:value-type="float">
            <text:p>-0.0001846</text:p>
          </table:table-cell>
          <table:table-cell office:value-type="float" office:value="-0.0002444" calcext:value-type="float">
            <text:p>-0.0002444</text:p>
          </table:table-cell>
          <table:table-cell office:value-type="float" office:value="-0.000326" calcext:value-type="float">
            <text:p>-0.000326</text:p>
          </table:table-cell>
          <table:table-cell office:value-type="float" office:value="-0.0003752" calcext:value-type="float">
            <text:p>-0.0003752</text:p>
          </table:table-cell>
          <table:table-cell office:value-type="float" office:value="-0.0004168" calcext:value-type="float">
            <text:p>-0.0004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755" calcext:value-type="float">
            <text:p>0.8755</text:p>
          </table:table-cell>
          <table:table-cell office:value-type="float" office:value="0.004348" calcext:value-type="float">
            <text:p>0.004348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866" calcext:value-type="float">
            <text:p>0.01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752" calcext:value-type="float">
            <text:p>1.752</text:p>
          </table:table-cell>
          <table:table-cell office:value-type="float" office:value="0.005207" calcext:value-type="float">
            <text:p>0.005207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924" calcext:value-type="float">
            <text:p>0.0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629" calcext:value-type="float">
            <text:p>2.629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378" calcext:value-type="float">
            <text:p>0.03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03" calcext:value-type="float">
            <text:p>3.503</text:p>
          </table:table-cell>
          <table:table-cell office:value-type="float" office:value="0.005789" calcext:value-type="float">
            <text:p>0.005789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3535" calcext:value-type="float">
            <text:p>0.03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378" calcext:value-type="float">
            <text:p>4.378</text:p>
          </table:table-cell>
          <table:table-cell office:value-type="float" office:value="0.005962" calcext:value-type="float">
            <text:p>0.005962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3598" calcext:value-type="float">
            <text:p>0.03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253" calcext:value-type="float">
            <text:p>5.253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2735" calcext:value-type="float">
            <text:p>0.02735</text:p>
          </table:table-cell>
          <table:table-cell office:value-type="float" office:value="0.03629" calcext:value-type="float">
            <text:p>0.03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126" calcext:value-type="float">
            <text:p>6.126</text:p>
          </table:table-cell>
          <table:table-cell office:value-type="float" office:value="0.006204" calcext:value-type="float">
            <text:p>0.00620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3643" calcext:value-type="float">
            <text:p>0.03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01" calcext:value-type="float">
            <text:p>7.001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3647" calcext:value-type="float">
            <text:p>0.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875" calcext:value-type="float">
            <text:p>7.875</text:p>
          </table:table-cell>
          <table:table-cell office:value-type="float" office:value="0.006379" calcext:value-type="float">
            <text:p>0.00637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3646" calcext:value-type="float">
            <text:p>0.03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752" calcext:value-type="float">
            <text:p>8.752</text:p>
          </table:table-cell>
          <table:table-cell office:value-type="float" office:value="0.006456" calcext:value-type="float">
            <text:p>0.006456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971" calcext:value-type="float">
            <text:p>0.0197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3641" calcext:value-type="float">
            <text:p>0.03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27" calcext:value-type="float">
            <text:p>9.62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1977" calcext:value-type="float">
            <text:p>0.01977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3635" calcext:value-type="float">
            <text:p>0.03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3623" calcext:value-type="float">
            <text:p>0.03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38" calcext:value-type="float">
            <text:p>11.38</text:p>
          </table:table-cell>
          <table:table-cell office:value-type="float" office:value="0.006655" calcext:value-type="float">
            <text:p>0.00665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3617" calcext:value-type="float">
            <text:p>0.03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12" calcext:value-type="float">
            <text:p>13.12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359" calcext:value-type="float">
            <text:p>0.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03577" calcext:value-type="float">
            <text:p>0.03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.87" calcext:value-type="float">
            <text:p>14.87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563" calcext:value-type="float">
            <text:p>0.03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office:value-type="float" office:value="0.006899" calcext:value-type="float">
            <text:p>0.006899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3544" calcext:value-type="float">
            <text:p>0.03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62" calcext:value-type="float">
            <text:p>16.62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3528" calcext:value-type="float">
            <text:p>0.03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3517" calcext:value-type="float">
            <text:p>0.03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37" calcext:value-type="float">
            <text:p>18.37</text:p>
          </table:table-cell>
          <table:table-cell office:value-type="float" office:value="0.007022" calcext:value-type="float">
            <text:p>0.007022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23" calcext:value-type="float">
            <text:p>0.02723</text:p>
          </table:table-cell>
          <table:table-cell office:value-type="float" office:value="0.03498" calcext:value-type="float">
            <text:p>0.03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.24" calcext:value-type="float">
            <text:p>19.24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3486" calcext:value-type="float">
            <text:p>0.03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.12" calcext:value-type="float">
            <text:p>20.12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3471" calcext:value-type="float">
            <text:p>0.03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.99" calcext:value-type="float">
            <text:p>20.99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2702" calcext:value-type="float">
            <text:p>0.02702</text:p>
          </table:table-cell>
          <table:table-cell office:value-type="float" office:value="0.0345" calcext:value-type="float">
            <text:p>0.0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.86" calcext:value-type="float">
            <text:p>21.86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03441" calcext:value-type="float">
            <text:p>0.03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.74" calcext:value-type="float">
            <text:p>22.74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3424" calcext:value-type="float">
            <text:p>0.03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.61" calcext:value-type="float">
            <text:p>23.61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3406" calcext:value-type="float">
            <text:p>0.03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.49" calcext:value-type="float">
            <text:p>24.49</text:p>
          </table:table-cell>
          <table:table-cell office:value-type="float" office:value="0.007298" calcext:value-type="float">
            <text:p>0.007298</text:p>
          </table:table-cell>
          <table:table-cell office:value-type="float" office:value="0.01323" calcext:value-type="float">
            <text:p>0.0132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396" calcext:value-type="float">
            <text:p>0.03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.36" calcext:value-type="float">
            <text:p>25.36</text:p>
          </table:table-cell>
          <table:table-cell office:value-type="float" office:value="0.007321" calcext:value-type="float">
            <text:p>0.007321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0.03381" calcext:value-type="float">
            <text:p>0.0338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02:21:49.4919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02:34:32.837436000</dc:date>
    <meta:generator>LibreOffice/4.4.0.3$MacOSX_X86_64 LibreOffice_project/de093506bcdc5fafd9023ee680b8c60e3e0645d7</meta:generator>
    <meta:editing-duration>PT12M51S</meta:editing-duration>
    <meta:editing-cycles>3</meta:editing-cycles>
    <meta:document-statistic meta:table-count="1" meta:cell-count="4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0001" chart:origin="0" chart:reverse-direction="false" text:line-break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80:Sheet1.B105" svg:x="0.32cm" svg:y="0.18cm" svg:width="15.36cm" svg:height="8.64cm">
          <chartooo:coordinate-region svg:x="0.565cm" svg:y="0.371cm" svg:width="13.832cm" svg:height="7.8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80:Sheet1.B105" chart:class="chart:scatter">
            <chart:domain table:cell-range-address="Sheet1.A80:Sheet1.A105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Sheet1.A80:Sheet1.A105</svg:desc>
                </draw:g>
              </table:table-cell>
              <table:table-cell office:value-type="float" office:value="0">
                <text:p>0</text:p>
                <draw:g>
                  <svg:desc>Sheet1.B80:Sheet1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6">
                <text:p>-10.56</text:p>
              </table:table-cell>
              <table:table-cell office:value-type="float" office:value="0.0000618">
                <text:p>0.000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12">
                <text:p>-10.12</text:p>
              </table:table-cell>
              <table:table-cell office:value-type="float" office:value="0.0000618">
                <text:p>0.0000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8">
                <text:p>-9.68</text:p>
              </table:table-cell>
              <table:table-cell office:value-type="float" office:value="0.0000618">
                <text:p>0.0000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4">
                <text:p>-9.24</text:p>
              </table:table-cell>
              <table:table-cell office:value-type="float" office:value="0.000001195">
                <text:p>0.000001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">
                <text:p>-8.8</text:p>
              </table:table-cell>
              <table:table-cell office:value-type="float" office:value="0.00000005634">
                <text:p>0.00000005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36">
                <text:p>-8.36</text:p>
              </table:table-cell>
              <table:table-cell office:value-type="float" office:value="-0.0000000105">
                <text:p>-0.000000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92">
                <text:p>-7.92</text:p>
              </table:table-cell>
              <table:table-cell office:value-type="float" office:value="-0.00000004236">
                <text:p>-0.00000004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48">
                <text:p>-7.48</text:p>
              </table:table-cell>
              <table:table-cell office:value-type="float" office:value="-0.0000000105">
                <text:p>-0.000000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04">
                <text:p>-7.04</text:p>
              </table:table-cell>
              <table:table-cell office:value-type="float" office:value="0.00000002956">
                <text:p>0.00000002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6">
                <text:p>-6.6</text:p>
              </table:table-cell>
              <table:table-cell office:value-type="float" office:value="0.00000002956">
                <text:p>0.00000002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16">
                <text:p>-6.16</text:p>
              </table:table-cell>
              <table:table-cell office:value-type="float" office:value="0.00000002956">
                <text:p>0.00000002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72">
                <text:p>-5.72</text:p>
              </table:table-cell>
              <table:table-cell office:value-type="float" office:value="0.00000002956">
                <text:p>0.00000002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28">
                <text:p>-5.28</text:p>
              </table:table-cell>
              <table:table-cell office:value-type="float" office:value="0.00000002577">
                <text:p>0.00000002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4">
                <text:p>-4.84</text:p>
              </table:table-cell>
              <table:table-cell office:value-type="float" office:value="-0.00000002019">
                <text:p>-0.00000002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4">
                <text:p>-4.4</text:p>
              </table:table-cell>
              <table:table-cell office:value-type="float" office:value="-0.00000002019">
                <text:p>-0.00000002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96">
                <text:p>-3.96</text:p>
              </table:table-cell>
              <table:table-cell office:value-type="float" office:value="-0.00000002019">
                <text:p>-0.00000002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2">
                <text:p>-3.52</text:p>
              </table:table-cell>
              <table:table-cell office:value-type="float" office:value="0.0000004132">
                <text:p>0.000000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08">
                <text:p>-3.08</text:p>
              </table:table-cell>
              <table:table-cell office:value-type="float" office:value="0.0003711">
                <text:p>0.0003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4">
                <text:p>-2.64</text:p>
              </table:table-cell>
              <table:table-cell office:value-type="float" office:value="0.003632">
                <text:p>0.003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2">
                <text:p>-2.2</text:p>
              </table:table-cell>
              <table:table-cell office:value-type="float" office:value="0.00856">
                <text:p>0.00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6">
                <text:p>-1.76</text:p>
              </table:table-cell>
              <table:table-cell office:value-type="float" office:value="0.01201">
                <text:p>0.01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2">
                <text:p>-1.32</text:p>
              </table:table-cell>
              <table:table-cell office:value-type="float" office:value="0.01445">
                <text:p>0.01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8">
                <text:p>-0.88</text:p>
              </table:table-cell>
              <table:table-cell office:value-type="float" office:value="0.01638">
                <text:p>0.01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4">
                <text:p>-0.44</text:p>
              </table:table-cell>
              <table:table-cell office:value-type="float" office:value="0.01638">
                <text:p>0.01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E-016">
                <text:p>1.11E-016</text:p>
              </table:table-cell>
              <table:table-cell office:value-type="float" office:value="0.01638">
                <text:p>0.01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0.02" chart:origin="0" chart:reverse-direction="false" text:line-break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11cm" svg:y="0.315cm" chart:style-name="ch2">
          <text:p>Load Line Analysis</text:p>
        </chart:title>
        <chart:plot-area chart:style-name="ch3" table:cell-range-address="Sheet1.A2:Sheet1.B75 Sheet1.E69:Sheet1.E70 Sheet1.E66:Sheet1.E67 Sheet1.E63:Sheet1.E64 Sheet1.E60:Sheet1.E61" svg:x="1.294cm" svg:y="1.262cm" svg:width="14.385cm" svg:height="6.619cm">
          <chartooo:coordinate-region svg:x="1.451cm" svg:y="1.452cm" svg:width="13.257cm" svg:height="5.8cm"/>
          <chart:axis chart:dimension="x" chart:name="primary-x" chart:style-name="ch4">
            <chart:title svg:x="7.66cm" svg:y="8.061cm" chart:style-name="ch5">
              <text:p>Voltage [V]</text:p>
            </chart:title>
          </chart:axis>
          <chart:axis chart:dimension="y" chart:name="primary-y" chart:style-name="ch6">
            <chart:title svg:x="0.451cm" svg:y="5.397cm" chart:style-name="ch7">
              <text:p>Current [A]</text:p>
            </chart:title>
            <chart:grid chart:style-name="ch8" chart:class="major"/>
          </chart:axis>
          <chart:series chart:style-name="ch9" chart:values-cell-range-address="Sheet1.B2:Sheet1.B75" chart:class="chart:scatter">
            <chart:domain table:cell-range-address="Sheet1.A2:Sheet1.A75"/>
            <chart:data-point chart:repeated="74"/>
          </chart:series>
          <chart:series chart:style-name="ch10" chart:values-cell-range-address="Sheet1.E69:Sheet1.E70" chart:class="chart:scatter">
            <chart:domain table:cell-range-address="Sheet1.D69:Sheet1.D70"/>
            <chart:data-point chart:repeated="2"/>
          </chart:series>
          <chart:series chart:style-name="ch11" chart:values-cell-range-address="Sheet1.E66:Sheet1.E67" chart:class="chart:scatter">
            <chart:domain table:cell-range-address="Sheet1.D66:Sheet1.D67"/>
            <chart:data-point chart:repeated="2"/>
          </chart:series>
          <chart:series chart:style-name="ch12" chart:values-cell-range-address="Sheet1.E63:Sheet1.E64" chart:class="chart:scatter">
            <chart:domain table:cell-range-address="Sheet1.D63:Sheet1.D64"/>
            <chart:data-point chart:repeated="2"/>
          </chart:series>
          <chart:series chart:style-name="ch13" chart:values-cell-range-address="Sheet1.E60:Sheet1.E61" chart:class="chart:scatter">
            <chart:domain table:cell-range-address="Sheet1.D60:Sheet1.D61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544">
                <text:p>-9.544</text:p>
                <draw:g>
                  <svg:desc>Sheet1.A2:Sheet1.A75</svg:desc>
                </draw:g>
              </table:table-cell>
              <table:table-cell office:value-type="float" office:value="0.00001075">
                <text:p>0.00001075</text:p>
                <draw:g>
                  <svg:desc>Sheet1.B2:Sheet1.B75</svg:desc>
                </draw:g>
              </table:table-cell>
              <table:table-cell office:value-type="float" office:value="-10">
                <text:p>-10</text:p>
                <draw:g>
                  <svg:desc>Sheet1.D69:Sheet1.D70</svg:desc>
                </draw:g>
              </table:table-cell>
              <table:table-cell office:value-type="float" office:value="0.0001">
                <text:p>0.0001</text:p>
                <draw:g>
                  <svg:desc>Sheet1.E69:Sheet1.E70</svg:desc>
                </draw:g>
              </table:table-cell>
              <table:table-cell office:value-type="float" office:value="-10">
                <text:p>-10</text:p>
                <draw:g>
                  <svg:desc>Sheet1.D66:Sheet1.D67</svg:desc>
                </draw:g>
              </table:table-cell>
              <table:table-cell office:value-type="float" office:value="0.00454545454545455">
                <text:p>0.00454545454545455</text:p>
                <draw:g>
                  <svg:desc>Sheet1.E66:Sheet1.E67</svg:desc>
                </draw:g>
              </table:table-cell>
              <table:table-cell office:value-type="float" office:value="-10">
                <text:p>-10</text:p>
                <draw:g>
                  <svg:desc>Sheet1.D63:Sheet1.D64</svg:desc>
                </draw:g>
              </table:table-cell>
              <table:table-cell office:value-type="float" office:value="0.0257479787836655">
                <text:p>0.0257479787836655</text:p>
                <draw:g>
                  <svg:desc>Sheet1.E63:Sheet1.E64</svg:desc>
                </draw:g>
              </table:table-cell>
              <table:table-cell office:value-type="float" office:value="-10">
                <text:p>-10</text:p>
                <draw:g>
                  <svg:desc>Sheet1.D60:Sheet1.D61</svg:desc>
                </draw:g>
              </table:table-cell>
              <table:table-cell office:value-type="float" office:value="0.100755667506297">
                <text:p>0.100755667506297</text:p>
                <draw:g>
                  <svg:desc>Sheet1.E60:Sheet1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479">
                <text:p>-9.479</text:p>
              </table:table-cell>
              <table:table-cell office:value-type="float" office:value="0.00001073">
                <text:p>0.0000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11">
                <text:p>-9.411</text:p>
              </table:table-cell>
              <table:table-cell office:value-type="float" office:value="0.00001078">
                <text:p>0.0000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34">
                <text:p>-9.34</text:p>
              </table:table-cell>
              <table:table-cell office:value-type="float" office:value="0.00001069">
                <text:p>0.0000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67">
                <text:p>-9.267</text:p>
              </table:table-cell>
              <table:table-cell office:value-type="float" office:value="0.00001073">
                <text:p>0.0000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19">
                <text:p>-9.19</text:p>
              </table:table-cell>
              <table:table-cell office:value-type="float" office:value="0.00001068">
                <text:p>0.0000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109">
                <text:p>-9.109</text:p>
              </table:table-cell>
              <table:table-cell office:value-type="float" office:value="0.00001071">
                <text:p>0.0000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026">
                <text:p>-9.026</text:p>
              </table:table-cell>
              <table:table-cell office:value-type="float" office:value="0.00001073">
                <text:p>0.0000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939">
                <text:p>-8.939</text:p>
              </table:table-cell>
              <table:table-cell office:value-type="float" office:value="0.00001071">
                <text:p>0.0000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48">
                <text:p>-8.848</text:p>
              </table:table-cell>
              <table:table-cell office:value-type="float" office:value="0.00001077">
                <text:p>0.000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754">
                <text:p>-8.754</text:p>
              </table:table-cell>
              <table:table-cell office:value-type="float" office:value="0.00001076">
                <text:p>0.0000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657">
                <text:p>-8.657</text:p>
              </table:table-cell>
              <table:table-cell office:value-type="float" office:value="0.00001067">
                <text:p>0.0000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556">
                <text:p>-8.556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452">
                <text:p>-8.452</text:p>
              </table:table-cell>
              <table:table-cell office:value-type="float" office:value="0.00001072">
                <text:p>0.0000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344">
                <text:p>-8.344</text:p>
              </table:table-cell>
              <table:table-cell office:value-type="float" office:value="0.00001069">
                <text:p>0.0000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233">
                <text:p>-8.233</text:p>
              </table:table-cell>
              <table:table-cell office:value-type="float" office:value="0.00001077">
                <text:p>0.000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118">
                <text:p>-8.118</text:p>
              </table:table-cell>
              <table:table-cell office:value-type="float" office:value="0.0000107">
                <text:p>0.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001">
                <text:p>-8.001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88">
                <text:p>-7.88</text:p>
              </table:table-cell>
              <table:table-cell office:value-type="float" office:value="0.00001077">
                <text:p>0.000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757">
                <text:p>-7.757</text:p>
              </table:table-cell>
              <table:table-cell office:value-type="float" office:value="0.00001074">
                <text:p>0.000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632">
                <text:p>-7.632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504">
                <text:p>-7.504</text:p>
              </table:table-cell>
              <table:table-cell office:value-type="float" office:value="0.00001073">
                <text:p>0.0000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374">
                <text:p>-7.374</text:p>
              </table:table-cell>
              <table:table-cell office:value-type="float" office:value="0.00001077">
                <text:p>0.000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242">
                <text:p>-7.242</text:p>
              </table:table-cell>
              <table:table-cell office:value-type="float" office:value="0.00001071">
                <text:p>0.0000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108">
                <text:p>-7.108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973">
                <text:p>-6.973</text:p>
              </table:table-cell>
              <table:table-cell office:value-type="float" office:value="0.00001067">
                <text:p>0.0000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837">
                <text:p>-6.837</text:p>
              </table:table-cell>
              <table:table-cell office:value-type="float" office:value="0.00001072">
                <text:p>0.0000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699">
                <text:p>-6.699</text:p>
              </table:table-cell>
              <table:table-cell office:value-type="float" office:value="0.0000107">
                <text:p>0.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561">
                <text:p>-6.561</text:p>
              </table:table-cell>
              <table:table-cell office:value-type="float" office:value="0.0000107">
                <text:p>0.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421">
                <text:p>-6.421</text:p>
              </table:table-cell>
              <table:table-cell office:value-type="float" office:value="0.00001072">
                <text:p>0.0000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282">
                <text:p>-6.282</text:p>
              </table:table-cell>
              <table:table-cell office:value-type="float" office:value="0.00001076">
                <text:p>0.0000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14">
                <text:p>-6.14</text:p>
              </table:table-cell>
              <table:table-cell office:value-type="float" office:value="0.00001073">
                <text:p>0.0000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999">
                <text:p>-5.999</text:p>
              </table:table-cell>
              <table:table-cell office:value-type="float" office:value="0.00001067">
                <text:p>0.0000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857">
                <text:p>-5.857</text:p>
              </table:table-cell>
              <table:table-cell office:value-type="float" office:value="0.00001074">
                <text:p>0.000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715">
                <text:p>-5.715</text:p>
              </table:table-cell>
              <table:table-cell office:value-type="float" office:value="0.00001072">
                <text:p>0.0000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573">
                <text:p>-5.573</text:p>
              </table:table-cell>
              <table:table-cell office:value-type="float" office:value="0.00001073">
                <text:p>0.0000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431">
                <text:p>-5.431</text:p>
              </table:table-cell>
              <table:table-cell office:value-type="float" office:value="0.00001071">
                <text:p>0.0000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288">
                <text:p>-5.288</text:p>
              </table:table-cell>
              <table:table-cell office:value-type="float" office:value="0.00001084">
                <text:p>0.0000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145">
                <text:p>-5.145</text:p>
              </table:table-cell>
              <table:table-cell office:value-type="float" office:value="0.00001077">
                <text:p>0.000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002">
                <text:p>-5.002</text:p>
              </table:table-cell>
              <table:table-cell office:value-type="float" office:value="0.00001077">
                <text:p>0.000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859">
                <text:p>-4.859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715">
                <text:p>-4.715</text:p>
              </table:table-cell>
              <table:table-cell office:value-type="float" office:value="0.00001074">
                <text:p>0.000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571">
                <text:p>-4.571</text:p>
              </table:table-cell>
              <table:table-cell office:value-type="float" office:value="0.00001068">
                <text:p>0.0000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429">
                <text:p>-4.429</text:p>
              </table:table-cell>
              <table:table-cell office:value-type="float" office:value="0.00001082">
                <text:p>0.0000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285">
                <text:p>-4.285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142">
                <text:p>-4.142</text:p>
              </table:table-cell>
              <table:table-cell office:value-type="float" office:value="0.00001074">
                <text:p>0.000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999">
                <text:p>-3.999</text:p>
              </table:table-cell>
              <table:table-cell office:value-type="float" office:value="0.0000107">
                <text:p>0.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855">
                <text:p>-3.855</text:p>
              </table:table-cell>
              <table:table-cell office:value-type="float" office:value="0.00001077">
                <text:p>0.0000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711">
                <text:p>-3.711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68">
                <text:p>-3.568</text:p>
              </table:table-cell>
              <table:table-cell office:value-type="float" office:value="0.00001078">
                <text:p>0.0000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24">
                <text:p>-3.424</text:p>
              </table:table-cell>
              <table:table-cell office:value-type="float" office:value="0.00001072">
                <text:p>0.0000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281">
                <text:p>-3.281</text:p>
              </table:table-cell>
              <table:table-cell office:value-type="float" office:value="0.00001075">
                <text:p>0.0000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138">
                <text:p>-3.138</text:p>
              </table:table-cell>
              <table:table-cell office:value-type="float" office:value="0.0000107">
                <text:p>0.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995">
                <text:p>-2.995</text:p>
              </table:table-cell>
              <table:table-cell office:value-type="float" office:value="0.00001112">
                <text:p>0.000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85">
                <text:p>-2.85</text:p>
              </table:table-cell>
              <table:table-cell office:value-type="float" office:value="0.00002434">
                <text:p>0.0000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707">
                <text:p>-2.707</text:p>
              </table:table-cell>
              <table:table-cell office:value-type="float" office:value="0.0001669">
                <text:p>0.000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563">
                <text:p>-2.563</text:p>
              </table:table-cell>
              <table:table-cell office:value-type="float" office:value="0.0006091">
                <text:p>0.000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42">
                <text:p>-2.42</text:p>
              </table:table-cell>
              <table:table-cell office:value-type="float" office:value="0.001353">
                <text:p>0.00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276">
                <text:p>-2.276</text:p>
              </table:table-cell>
              <table:table-cell office:value-type="float" office:value="0.002552">
                <text:p>0.00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133">
                <text:p>-2.133</text:p>
              </table:table-cell>
              <table:table-cell office:value-type="float" office:value="0.003799">
                <text:p>0.00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99">
                <text:p>-1.99</text:p>
              </table:table-cell>
              <table:table-cell office:value-type="float" office:value="0.00524">
                <text:p>0.0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846">
                <text:p>-1.846</text:p>
              </table:table-cell>
              <table:table-cell office:value-type="float" office:value="0.006839">
                <text:p>0.00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03">
                <text:p>-1.703</text:p>
              </table:table-cell>
              <table:table-cell office:value-type="float" office:value="0.008576">
                <text:p>0.00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559">
                <text:p>-1.559</text:p>
              </table:table-cell>
              <table:table-cell office:value-type="float" office:value="0.01043">
                <text:p>0.0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415">
                <text:p>-1.415</text:p>
              </table:table-cell>
              <table:table-cell office:value-type="float" office:value="0.01241">
                <text:p>0.0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72">
                <text:p>-1.272</text:p>
              </table:table-cell>
              <table:table-cell office:value-type="float" office:value="0.01447">
                <text:p>0.0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129">
                <text:p>-1.129</text:p>
              </table:table-cell>
              <table:table-cell office:value-type="float" office:value="0.01664">
                <text:p>0.0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848">
                <text:p>-0.9848</text:p>
              </table:table-cell>
              <table:table-cell office:value-type="float" office:value="0.01889">
                <text:p>0.0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417">
                <text:p>-0.8417</text:p>
              </table:table-cell>
              <table:table-cell office:value-type="float" office:value="0.02122">
                <text:p>0.0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987">
                <text:p>-0.6987</text:p>
              </table:table-cell>
              <table:table-cell office:value-type="float" office:value="0.02364">
                <text:p>0.0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549">
                <text:p>-0.5549</text:p>
              </table:table-cell>
              <table:table-cell office:value-type="float" office:value="0.02614">
                <text:p>0.0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109">
                <text:p>-0.4109</text:p>
              </table:table-cell>
              <table:table-cell office:value-type="float" office:value="0.02872">
                <text:p>0.0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679">
                <text:p>-0.2679</text:p>
              </table:table-cell>
              <table:table-cell office:value-type="float" office:value="0.03135">
                <text:p>0.0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24">
                <text:p>-0.124</text:p>
              </table:table-cell>
              <table:table-cell office:value-type="float" office:value="0.0341">
                <text:p>0.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80:Sheet1.A105 Sheet1.C81:Sheet1.C105" svg:x="0.319cm" svg:y="0.18cm" svg:width="15.36cm" svg:height="8.646cm">
          <chartooo:coordinate-region svg:x="0.564cm" svg:y="0.37cm" svg:width="13.253cm" svg:height="7.8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81:Sheet1.C105" chart:class="chart:scatter">
            <chart:domain table:cell-range-address="Sheet1.A80:Sheet1.A105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Sheet1.A80:Sheet1.A105</svg:desc>
                </draw:g>
              </table:table-cell>
              <table:table-cell office:value-type="float" office:value="16180">
                <text:p>16180</text:p>
                <draw:g>
                  <svg:desc>Sheet1.C81:Sheet1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6">
                <text:p>-10.56</text:p>
              </table:table-cell>
              <table:table-cell office:value-type="float" office:value="16180">
                <text:p>16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12">
                <text:p>-10.12</text:p>
              </table:table-cell>
              <table:table-cell office:value-type="float" office:value="16180">
                <text:p>16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8">
                <text:p>-9.68</text:p>
              </table:table-cell>
              <table:table-cell office:value-type="float" office:value="836800">
                <text:p>836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24">
                <text:p>-9.24</text:p>
              </table:table-cell>
              <table:table-cell office:value-type="float" office:value="17750000">
                <text:p>177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">
                <text:p>-8.8</text:p>
              </table:table-cell>
              <table:table-cell office:value-type="float" office:value="95280000">
                <text:p>9528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36">
                <text:p>-8.36</text:p>
              </table:table-cell>
              <table:table-cell office:value-type="float" office:value="23610000">
                <text:p>236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92">
                <text:p>-7.92</text:p>
              </table:table-cell>
              <table:table-cell office:value-type="float" office:value="95280000">
                <text:p>9528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48">
                <text:p>-7.48</text:p>
              </table:table-cell>
              <table:table-cell office:value-type="float" office:value="33830000">
                <text:p>3383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04">
                <text:p>-7.04</text:p>
              </table:table-cell>
              <table:table-cell office:value-type="float" office:value="33830000">
                <text:p>3383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6">
                <text:p>-6.6</text:p>
              </table:table-cell>
              <table:table-cell office:value-type="float" office:value="33830000">
                <text:p>3383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16">
                <text:p>-6.16</text:p>
              </table:table-cell>
              <table:table-cell office:value-type="float" office:value="33830000">
                <text:p>3383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72">
                <text:p>-5.72</text:p>
              </table:table-cell>
              <table:table-cell office:value-type="float" office:value="38810000">
                <text:p>3881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28">
                <text:p>-5.28</text:p>
              </table:table-cell>
              <table:table-cell office:value-type="float" office:value="49520000">
                <text:p>4952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4">
                <text:p>-4.84</text:p>
              </table:table-cell>
              <table:table-cell office:value-type="float" office:value="49520000">
                <text:p>4952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4">
                <text:p>-4.4</text:p>
              </table:table-cell>
              <table:table-cell office:value-type="float" office:value="49520000">
                <text:p>4952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96">
                <text:p>-3.96</text:p>
              </table:table-cell>
              <table:table-cell office:value-type="float" office:value="2420000">
                <text:p>242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2">
                <text:p>-3.52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08">
                <text:p>-3.08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4">
                <text:p>-2.64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2">
                <text:p>-2.2</text:p>
              </table:table-cell>
              <table:table-cell office:value-type="float" office:value="83.29">
                <text:p>83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6">
                <text:p>-1.76</text:p>
              </table:table-cell>
              <table:table-cell office:value-type="float" office:value="69.19">
                <text:p>69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2">
                <text:p>-1.32</text:p>
              </table:table-cell>
              <table:table-cell office:value-type="float" office:value="61.04">
                <text:p>6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8">
                <text:p>-0.88</text:p>
              </table:table-cell>
              <table:table-cell office:value-type="float" office:value="61.04">
                <text:p>61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4">
                <text:p>-0.44</text:p>
              </table:table-cell>
              <table:table-cell office:value-type="float" office:value="61.04">
                <text:p>61.04</text:p>
              </table:table-cell>
            </table:table-row>
            <table:table-row>
              <table:table-cell office:value-type="string"/>
              <table:table-cell office:value-type="float" office:value="1.11E-016">
                <text:p>1.11E-0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f420e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54cm" svg:height="7.773cm" xlink:href="." xlink:type="simple" chart:class="chart:scatter" chart:style-name="ch1">
        <chart:title svg:x="4.888cm" svg:y="0.29cm" chart:style-name="ch2">
          <text:p>Transfer Characteristic</text:p>
        </chart:title>
        <chart:plot-area chart:style-name="ch3" chart:data-source-has-labels="both" svg:x="1.266cm" svg:y="1.212cm" svg:width="12.997cm" svg:height="5.461cm">
          <chartooo:coordinate-region svg:x="1.511cm" svg:y="1.403cm" svg:width="12.662cm" svg:height="4.641cm"/>
          <chart:axis chart:dimension="x" chart:name="primary-x" chart:style-name="ch4" chartooo:axis-type="auto">
            <chart:title svg:x="6.927cm" svg:y="6.828cm" chart:style-name="ch5">
              <text:p>Voltage (V)</text:p>
            </chart:title>
            <chart:categories table:cell-range-address="local-table.$A$2:.$A$74"/>
          </chart:axis>
          <chart:axis chart:dimension="y" chart:name="primary-y" chart:style-name="ch4">
            <chart:title svg:x="0.451cm" svg:y="4.735cm" chart:style-name="ch6">
              <text:p>Current(A)</text:p>
            </chart:title>
            <chart:grid chart:style-name="ch7" chart:class="major"/>
          </chart:axis>
          <chart:series chart:style-name="ch8" chart:values-cell-range-address="local-table.$C$2:.$C$74" chart:label-cell-address="local-table.$C$1" chart:class="chart:scatter">
            <chart:domain table:cell-range-address="local-table.$B$2:.$B$74"/>
            <chart:regression-curve chart:style-name="ch9">
              <chart:equation chart:display-equation="true" chart:display-r-square="false" svg:x="2.974cm" svg:y="4.649cm"/>
            </chart:regression-curve>
            <chart:data-point chart:repeated="73"/>
          </chart:series>
          <chart:series chart:style-name="ch10" chart:values-cell-range-address="local-table.$E$2:.$E$74" chart:label-cell-address="local-table.$E$1" chart:class="chart:scatter">
            <chart:domain table:cell-range-address="local-table.$D$2:.$D$74"/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-3.855">
                <text:p>-3.855</text:p>
              </table:table-cell>
              <table:table-cell office:value-type="float" office:value="0.00001077">
                <text:p>0.00001077</text:p>
              </table:table-cell>
              <table:table-cell office:value-type="float" office:value="-9.479">
                <text:p>-9.479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711">
                <text:p>-3.711</text:p>
              </table:table-cell>
              <table:table-cell office:value-type="float" office:value="0.00001075">
                <text:p>0.00001075</text:p>
              </table:table-cell>
              <table:table-cell office:value-type="float" office:value="-9.411">
                <text:p>-9.411</text:p>
              </table:table-cell>
              <table:table-cell office:value-type="float" office:value="0.00001078">
                <text:p>0.00001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68">
                <text:p>-3.568</text:p>
              </table:table-cell>
              <table:table-cell office:value-type="float" office:value="0.00001078">
                <text:p>0.00001078</text:p>
              </table:table-cell>
              <table:table-cell office:value-type="float" office:value="-9.34">
                <text:p>-9.34</text:p>
              </table:table-cell>
              <table:table-cell office:value-type="float" office:value="0.00001069">
                <text:p>0.00001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424">
                <text:p>-3.424</text:p>
              </table:table-cell>
              <table:table-cell office:value-type="float" office:value="0.00001072">
                <text:p>0.00001072</text:p>
              </table:table-cell>
              <table:table-cell office:value-type="float" office:value="-9.267">
                <text:p>-9.267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281">
                <text:p>-3.281</text:p>
              </table:table-cell>
              <table:table-cell office:value-type="float" office:value="0.00001075">
                <text:p>0.00001075</text:p>
              </table:table-cell>
              <table:table-cell office:value-type="float" office:value="-9.19">
                <text:p>-9.19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138">
                <text:p>-3.138</text:p>
              </table:table-cell>
              <table:table-cell office:value-type="float" office:value="0.0000107">
                <text:p>0.0000107</text:p>
              </table:table-cell>
              <table:table-cell office:value-type="float" office:value="-9.109">
                <text:p>-9.109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95">
                <text:p>-2.995</text:p>
              </table:table-cell>
              <table:table-cell office:value-type="float" office:value="0.00001112">
                <text:p>0.00001112</text:p>
              </table:table-cell>
              <table:table-cell office:value-type="float" office:value="-9.026">
                <text:p>-9.026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85">
                <text:p>-2.85</text:p>
              </table:table-cell>
              <table:table-cell office:value-type="float" office:value="0.00002434">
                <text:p>0.00002434</text:p>
              </table:table-cell>
              <table:table-cell office:value-type="float" office:value="-8.939">
                <text:p>-8.939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07">
                <text:p>-2.707</text:p>
              </table:table-cell>
              <table:table-cell office:value-type="float" office:value="0.0001669">
                <text:p>0.0001669</text:p>
              </table:table-cell>
              <table:table-cell office:value-type="float" office:value="-8.848">
                <text:p>-8.848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563">
                <text:p>-2.563</text:p>
              </table:table-cell>
              <table:table-cell office:value-type="float" office:value="0.0006091">
                <text:p>0.0006091</text:p>
              </table:table-cell>
              <table:table-cell office:value-type="float" office:value="-8.754">
                <text:p>-8.754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2">
                <text:p>-2.42</text:p>
              </table:table-cell>
              <table:table-cell office:value-type="float" office:value="0.001353">
                <text:p>0.001353</text:p>
              </table:table-cell>
              <table:table-cell office:value-type="float" office:value="-8.657">
                <text:p>-8.657</text:p>
              </table:table-cell>
              <table:table-cell office:value-type="float" office:value="0.00001067">
                <text:p>0.00001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76">
                <text:p>-2.276</text:p>
              </table:table-cell>
              <table:table-cell office:value-type="float" office:value="0.002552">
                <text:p>0.002552</text:p>
              </table:table-cell>
              <table:table-cell office:value-type="float" office:value="-8.556">
                <text:p>-8.556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33">
                <text:p>-2.133</text:p>
              </table:table-cell>
              <table:table-cell office:value-type="float" office:value="0.003799">
                <text:p>0.003799</text:p>
              </table:table-cell>
              <table:table-cell office:value-type="float" office:value="-8.452">
                <text:p>-8.452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99">
                <text:p>-1.99</text:p>
              </table:table-cell>
              <table:table-cell office:value-type="float" office:value="0.00524">
                <text:p>0.00524</text:p>
              </table:table-cell>
              <table:table-cell office:value-type="float" office:value="-8.344">
                <text:p>-8.344</text:p>
              </table:table-cell>
              <table:table-cell office:value-type="float" office:value="0.00001069">
                <text:p>0.00001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46">
                <text:p>-1.846</text:p>
              </table:table-cell>
              <table:table-cell office:value-type="float" office:value="0.006839">
                <text:p>0.006839</text:p>
              </table:table-cell>
              <table:table-cell office:value-type="float" office:value="-8.233">
                <text:p>-8.233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03">
                <text:p>-1.703</text:p>
              </table:table-cell>
              <table:table-cell office:value-type="float" office:value="0.008576">
                <text:p>0.008576</text:p>
              </table:table-cell>
              <table:table-cell office:value-type="float" office:value="-8.118">
                <text:p>-8.118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59">
                <text:p>-1.559</text:p>
              </table:table-cell>
              <table:table-cell office:value-type="float" office:value="0.01043">
                <text:p>0.01043</text:p>
              </table:table-cell>
              <table:table-cell office:value-type="float" office:value="-8.001">
                <text:p>-8.001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15">
                <text:p>-1.415</text:p>
              </table:table-cell>
              <table:table-cell office:value-type="float" office:value="0.01241">
                <text:p>0.01241</text:p>
              </table:table-cell>
              <table:table-cell office:value-type="float" office:value="-7.88">
                <text:p>-7.88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72">
                <text:p>-1.272</text:p>
              </table:table-cell>
              <table:table-cell office:value-type="float" office:value="0.01447">
                <text:p>0.01447</text:p>
              </table:table-cell>
              <table:table-cell office:value-type="float" office:value="-7.757">
                <text:p>-7.757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29">
                <text:p>-1.129</text:p>
              </table:table-cell>
              <table:table-cell office:value-type="float" office:value="0.01664">
                <text:p>0.01664</text:p>
              </table:table-cell>
              <table:table-cell office:value-type="float" office:value="-7.632">
                <text:p>-7.632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848">
                <text:p>-0.9848</text:p>
              </table:table-cell>
              <table:table-cell office:value-type="float" office:value="0.01889">
                <text:p>0.01889</text:p>
              </table:table-cell>
              <table:table-cell office:value-type="float" office:value="-7.504">
                <text:p>-7.504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417">
                <text:p>-0.8417</text:p>
              </table:table-cell>
              <table:table-cell office:value-type="float" office:value="0.02122">
                <text:p>0.02122</text:p>
              </table:table-cell>
              <table:table-cell office:value-type="float" office:value="-7.374">
                <text:p>-7.374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987">
                <text:p>-0.6987</text:p>
              </table:table-cell>
              <table:table-cell office:value-type="float" office:value="0.02364">
                <text:p>0.02364</text:p>
              </table:table-cell>
              <table:table-cell office:value-type="float" office:value="-7.242">
                <text:p>-7.242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549">
                <text:p>-0.5549</text:p>
              </table:table-cell>
              <table:table-cell office:value-type="float" office:value="0.02614">
                <text:p>0.02614</text:p>
              </table:table-cell>
              <table:table-cell office:value-type="float" office:value="-7.108">
                <text:p>-7.108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109">
                <text:p>-0.4109</text:p>
              </table:table-cell>
              <table:table-cell office:value-type="float" office:value="0.02872">
                <text:p>0.02872</text:p>
              </table:table-cell>
              <table:table-cell office:value-type="float" office:value="-6.973">
                <text:p>-6.973</text:p>
              </table:table-cell>
              <table:table-cell office:value-type="float" office:value="0.00001067">
                <text:p>0.00001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679">
                <text:p>-0.2679</text:p>
              </table:table-cell>
              <table:table-cell office:value-type="float" office:value="0.03135">
                <text:p>0.03135</text:p>
              </table:table-cell>
              <table:table-cell office:value-type="float" office:value="-6.837">
                <text:p>-6.837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24">
                <text:p>-0.124</text:p>
              </table:table-cell>
              <table:table-cell office:value-type="float" office:value="0.0341">
                <text:p>0.0341</text:p>
              </table:table-cell>
              <table:table-cell office:value-type="float" office:value="-6.699">
                <text:p>-6.699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61">
                <text:p>-6.561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21">
                <text:p>-6.421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82">
                <text:p>-6.282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4">
                <text:p>-6.14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99">
                <text:p>-5.999</text:p>
              </table:table-cell>
              <table:table-cell office:value-type="float" office:value="0.00001067">
                <text:p>0.0000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57">
                <text:p>-5.857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15">
                <text:p>-5.715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73">
                <text:p>-5.573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31">
                <text:p>-5.431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8">
                <text:p>-5.288</text:p>
              </table:table-cell>
              <table:table-cell office:value-type="float" office:value="0.00001084">
                <text:p>0.0000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45">
                <text:p>-5.145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">
                <text:p>-5.002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59">
                <text:p>-4.859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5">
                <text:p>-4.715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71">
                <text:p>-4.571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29">
                <text:p>-4.429</text:p>
              </table:table-cell>
              <table:table-cell office:value-type="float" office:value="0.00001082">
                <text:p>0.00001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85">
                <text:p>-4.285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42">
                <text:p>-4.142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9">
                <text:p>-3.999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5">
                <text:p>-3.855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11">
                <text:p>-3.711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8">
                <text:p>-3.568</text:p>
              </table:table-cell>
              <table:table-cell office:value-type="float" office:value="0.00001078">
                <text:p>0.00001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24">
                <text:p>-3.424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1">
                <text:p>-3.281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38">
                <text:p>-3.138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5">
                <text:p>-2.995</text:p>
              </table:table-cell>
              <table:table-cell office:value-type="float" office:value="0.00001112">
                <text:p>0.0000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">
                <text:p>-2.85</text:p>
              </table:table-cell>
              <table:table-cell office:value-type="float" office:value="0.00002434">
                <text:p>0.00002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07">
                <text:p>-2.707</text:p>
              </table:table-cell>
              <table:table-cell office:value-type="float" office:value="0.0001669">
                <text:p>0.000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3">
                <text:p>-2.563</text:p>
              </table:table-cell>
              <table:table-cell office:value-type="float" office:value="0.0006091">
                <text:p>0.0006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">
                <text:p>-2.42</text:p>
              </table:table-cell>
              <table:table-cell office:value-type="float" office:value="0.001353">
                <text:p>0.001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6">
                <text:p>-2.276</text:p>
              </table:table-cell>
              <table:table-cell office:value-type="float" office:value="0.002552">
                <text:p>0.002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33">
                <text:p>-2.133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9">
                <text:p>-1.99</text:p>
              </table:table-cell>
              <table:table-cell office:value-type="float" office:value="0.00524">
                <text:p>0.00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46">
                <text:p>-1.846</text:p>
              </table:table-cell>
              <table:table-cell office:value-type="float" office:value="0.006839">
                <text:p>0.006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3">
                <text:p>-1.703</text:p>
              </table:table-cell>
              <table:table-cell office:value-type="float" office:value="0.008576">
                <text:p>0.008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9">
                <text:p>-1.559</text:p>
              </table:table-cell>
              <table:table-cell office:value-type="float" office:value="0.01043">
                <text:p>0.01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5">
                <text:p>-1.415</text:p>
              </table:table-cell>
              <table:table-cell office:value-type="float" office:value="0.01241">
                <text:p>0.01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2">
                <text:p>-1.272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9">
                <text:p>-1.129</text:p>
              </table:table-cell>
              <table:table-cell office:value-type="float" office:value="0.01664">
                <text:p>0.01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8">
                <text:p>-0.9848</text:p>
              </table:table-cell>
              <table:table-cell office:value-type="float" office:value="0.01889">
                <text:p>0.01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7">
                <text:p>-0.8417</text:p>
              </table:table-cell>
              <table:table-cell office:value-type="float" office:value="0.02122">
                <text:p>0.02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87">
                <text:p>-0.6987</text:p>
              </table:table-cell>
              <table:table-cell office:value-type="float" office:value="0.02364">
                <text:p>0.0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49">
                <text:p>-0.5549</text:p>
              </table:table-cell>
              <table:table-cell office:value-type="float" office:value="0.02614">
                <text:p>0.0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09">
                <text:p>-0.4109</text:p>
              </table:table-cell>
              <table:table-cell office:value-type="float" office:value="0.02872">
                <text:p>0.02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79">
                <text:p>-0.2679</text:p>
              </table:table-cell>
              <table:table-cell office:value-type="float" office:value="0.03135">
                <text:p>0.03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4">
                <text:p>-0.124</text:p>
              </table:table-cell>
              <table:table-cell office:value-type="float" office:value="0.0341">
                <text:p>0.0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7cm" svg:y="0.315cm" chart:style-name="ch2">
          <text:p>Output Characteristic</text:p>
        </chart:title>
        <chart:legend chart:legend-position="end" svg:x="13.832cm" svg:y="3.25cm" style:legend-expansion="high" chart:style-name="ch3"/>
        <chart:plot-area chart:style-name="ch4" table:cell-range-address="Sheet1.B134:Sheet1.G163" chart:data-source-has-labels="row" svg:x="1.295cm" svg:y="1.262cm" svg:width="12.217cm" svg:height="6.613cm">
          <chartooo:coordinate-region svg:x="2.526cm" svg:y="1.452cm" svg:width="10.795cm" svg:height="6.233cm"/>
          <chart:axis chart:dimension="x" chart:name="primary-x" chart:style-name="ch5">
            <chart:title svg:x="5.597cm" svg:y="8.055cm" chart:style-name="ch6">
              <text:p>Drain Source Voltage (V)</text:p>
            </chart:title>
          </chart:axis>
          <chart:axis chart:dimension="y" chart:name="primary-y" chart:style-name="ch5">
            <chart:title svg:x="0.451cm" svg:y="5.828cm" chart:style-name="ch7">
              <text:p>Drain Current (A)</text:p>
            </chart:title>
            <chart:grid chart:style-name="ch8" chart:class="major"/>
          </chart:axis>
          <chart:series chart:style-name="ch9" chart:values-cell-range-address="Sheet1.C134:Sheet1.C163" loext:label-string="0v" chart:class="chart:scatter">
            <chart:domain table:cell-range-address="Sheet1.B134:Sheet1.B163"/>
            <chart:data-point chart:repeated="30"/>
          </chart:series>
          <chart:series chart:style-name="ch10" chart:values-cell-range-address="Sheet1.D134:Sheet1.D163" loext:label-string="&quot;-.5V&quot;" chart:class="chart:scatter">
            <chart:data-point chart:repeated="30"/>
          </chart:series>
          <chart:series chart:style-name="ch11" chart:values-cell-range-address="Sheet1.E134:Sheet1.E163" loext:label-string="&quot;-1V&quot;" chart:class="chart:scatter">
            <chart:data-point chart:repeated="30"/>
          </chart:series>
          <chart:series chart:style-name="ch12" chart:values-cell-range-address="Sheet1.F134:Sheet1.F163" loext:label-string="&quot;-1.5V&quot;" chart:class="chart:scatter">
            <chart:data-point chart:repeated="30"/>
          </chart:series>
          <chart:series chart:style-name="ch13" chart:values-cell-range-address="Sheet1.G134:Sheet1.G163" loext:label-string="&quot;-2V&quot;" chart:class="chart:scatter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v</text:p>
              </table:table-cell>
              <table:table-cell office:value-type="string">
                <text:p>-.5V</text:p>
              </table:table-cell>
              <table:table-cell office:value-type="string">
                <text:p>-1V</text:p>
              </table:table-cell>
              <table:table-cell office:value-type="string">
                <text:p>-1.5V</text:p>
              </table:table-cell>
              <table:table-cell office:value-type="string">
                <text:p>-2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48">
                <text:p>0.001448</text:p>
                <draw:g>
                  <svg:desc>Sheet1.B134:Sheet1.B163</svg:desc>
                </draw:g>
              </table:table-cell>
              <table:table-cell office:value-type="float" office:value="-0.0001846">
                <text:p>-0.0001846</text:p>
                <draw:g>
                  <svg:desc>Sheet1.C134:Sheet1.C163</svg:desc>
                </draw:g>
              </table:table-cell>
              <table:table-cell office:value-type="float" office:value="-0.0002444">
                <text:p>-0.0002444</text:p>
                <draw:g>
                  <svg:desc>Sheet1.D134:Sheet1.D163</svg:desc>
                </draw:g>
              </table:table-cell>
              <table:table-cell office:value-type="float" office:value="-0.000326">
                <text:p>-0.000326</text:p>
                <draw:g>
                  <svg:desc>Sheet1.E134:Sheet1.E163</svg:desc>
                </draw:g>
              </table:table-cell>
              <table:table-cell office:value-type="float" office:value="-0.0003752">
                <text:p>-0.0003752</text:p>
                <draw:g>
                  <svg:desc>Sheet1.F134:Sheet1.F163</svg:desc>
                </draw:g>
              </table:table-cell>
              <table:table-cell office:value-type="float" office:value="-0.0004168">
                <text:p>-0.0004168</text:p>
                <draw:g>
                  <svg:desc>Sheet1.G134:Sheet1.G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">
                <text:p>0.8755</text:p>
              </table:table-cell>
              <table:table-cell office:value-type="float" office:value="0.004348">
                <text:p>0.004348</text:p>
              </table:table-cell>
              <table:table-cell office:value-type="float" office:value="0.008067">
                <text:p>0.008067</text:p>
              </table:table-cell>
              <table:table-cell office:value-type="float" office:value="0.01163">
                <text:p>0.01163</text:p>
              </table:table-cell>
              <table:table-cell office:value-type="float" office:value="0.01504">
                <text:p>0.01504</text:p>
              </table:table-cell>
              <table:table-cell office:value-type="float" office:value="0.01866">
                <text:p>0.01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2">
                <text:p>1.752</text:p>
              </table:table-cell>
              <table:table-cell office:value-type="float" office:value="0.005207">
                <text:p>0.005207</text:p>
              </table:table-cell>
              <table:table-cell office:value-type="float" office:value="0.01052">
                <text:p>0.01052</text:p>
              </table:table-cell>
              <table:table-cell office:value-type="float" office:value="0.01654">
                <text:p>0.01654</text:p>
              </table:table-cell>
              <table:table-cell office:value-type="float" office:value="0.0228">
                <text:p>0.0228</text:p>
              </table:table-cell>
              <table:table-cell office:value-type="float" office:value="0.02924">
                <text:p>0.02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9">
                <text:p>2.629</text:p>
              </table:table-cell>
              <table:table-cell office:value-type="float" office:value="0.005576">
                <text:p>0.005576</text:p>
              </table:table-cell>
              <table:table-cell office:value-type="float" office:value="0.0113">
                <text:p>0.0113</text:p>
              </table:table-cell>
              <table:table-cell office:value-type="float" office:value="0.01809">
                <text:p>0.01809</text:p>
              </table:table-cell>
              <table:table-cell office:value-type="float" office:value="0.0256">
                <text:p>0.0256</text:p>
              </table:table-cell>
              <table:table-cell office:value-type="float" office:value="0.03378">
                <text:p>0.03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03">
                <text:p>3.503</text:p>
              </table:table-cell>
              <table:table-cell office:value-type="float" office:value="0.005789">
                <text:p>0.005789</text:p>
              </table:table-cell>
              <table:table-cell office:value-type="float" office:value="0.01168">
                <text:p>0.01168</text:p>
              </table:table-cell>
              <table:table-cell office:value-type="float" office:value="0.01872">
                <text:p>0.01872</text:p>
              </table:table-cell>
              <table:table-cell office:value-type="float" office:value="0.02663">
                <text:p>0.02663</text:p>
              </table:table-cell>
              <table:table-cell office:value-type="float" office:value="0.03535">
                <text:p>0.03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78">
                <text:p>4.378</text:p>
              </table:table-cell>
              <table:table-cell office:value-type="float" office:value="0.005962">
                <text:p>0.005962</text:p>
              </table:table-cell>
              <table:table-cell office:value-type="float" office:value="0.01194">
                <text:p>0.01194</text:p>
              </table:table-cell>
              <table:table-cell office:value-type="float" office:value="0.01908">
                <text:p>0.01908</text:p>
              </table:table-cell>
              <table:table-cell office:value-type="float" office:value="0.02709">
                <text:p>0.02709</text:p>
              </table:table-cell>
              <table:table-cell office:value-type="float" office:value="0.03598">
                <text:p>0.03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53">
                <text:p>5.253</text:p>
              </table:table-cell>
              <table:table-cell office:value-type="float" office:value="0.006099">
                <text:p>0.006099</text:p>
              </table:table-cell>
              <table:table-cell office:value-type="float" office:value="0.01213">
                <text:p>0.01213</text:p>
              </table:table-cell>
              <table:table-cell office:value-type="float" office:value="0.01929">
                <text:p>0.01929</text:p>
              </table:table-cell>
              <table:table-cell office:value-type="float" office:value="0.02735">
                <text:p>0.02735</text:p>
              </table:table-cell>
              <table:table-cell office:value-type="float" office:value="0.03629">
                <text:p>0.03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26">
                <text:p>6.126</text:p>
              </table:table-cell>
              <table:table-cell office:value-type="float" office:value="0.006204">
                <text:p>0.006204</text:p>
              </table:table-cell>
              <table:table-cell office:value-type="float" office:value="0.01228">
                <text:p>0.01228</text:p>
              </table:table-cell>
              <table:table-cell office:value-type="float" office:value="0.01943">
                <text:p>0.01943</text:p>
              </table:table-cell>
              <table:table-cell office:value-type="float" office:value="0.02751">
                <text:p>0.02751</text:p>
              </table:table-cell>
              <table:table-cell office:value-type="float" office:value="0.03643">
                <text:p>0.03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1">
                <text:p>7.001</text:p>
              </table:table-cell>
              <table:table-cell office:value-type="float" office:value="0.006289">
                <text:p>0.006289</text:p>
              </table:table-cell>
              <table:table-cell office:value-type="float" office:value="0.01239">
                <text:p>0.01239</text:p>
              </table:table-cell>
              <table:table-cell office:value-type="float" office:value="0.01955">
                <text:p>0.01955</text:p>
              </table:table-cell>
              <table:table-cell office:value-type="float" office:value="0.02761">
                <text:p>0.02761</text:p>
              </table:table-cell>
              <table:table-cell office:value-type="float" office:value="0.03647">
                <text:p>0.03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75">
                <text:p>7.875</text:p>
              </table:table-cell>
              <table:table-cell office:value-type="float" office:value="0.006379">
                <text:p>0.006379</text:p>
              </table:table-cell>
              <table:table-cell office:value-type="float" office:value="0.01248">
                <text:p>0.01248</text:p>
              </table:table-cell>
              <table:table-cell office:value-type="float" office:value="0.01964">
                <text:p>0.01964</text:p>
              </table:table-cell>
              <table:table-cell office:value-type="float" office:value="0.02766">
                <text:p>0.02766</text:p>
              </table:table-cell>
              <table:table-cell office:value-type="float" office:value="0.03646">
                <text:p>0.03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52">
                <text:p>8.752</text:p>
              </table:table-cell>
              <table:table-cell office:value-type="float" office:value="0.006456">
                <text:p>0.006456</text:p>
              </table:table-cell>
              <table:table-cell office:value-type="float" office:value="0.01255">
                <text:p>0.01255</text:p>
              </table:table-cell>
              <table:table-cell office:value-type="float" office:value="0.01971">
                <text:p>0.01971</text:p>
              </table:table-cell>
              <table:table-cell office:value-type="float" office:value="0.0277">
                <text:p>0.0277</text:p>
              </table:table-cell>
              <table:table-cell office:value-type="float" office:value="0.03641">
                <text:p>0.03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27">
                <text:p>9.627</text:p>
              </table:table-cell>
              <table:table-cell office:value-type="float" office:value="0.006526">
                <text:p>0.006526</text:p>
              </table:table-cell>
              <table:table-cell office:value-type="float" office:value="0.01262">
                <text:p>0.01262</text:p>
              </table:table-cell>
              <table:table-cell office:value-type="float" office:value="0.01977">
                <text:p>0.01977</text:p>
              </table:table-cell>
              <table:table-cell office:value-type="float" office:value="0.02771">
                <text:p>0.02771</text:p>
              </table:table-cell>
              <table:table-cell office:value-type="float" office:value="0.03635">
                <text:p>0.03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006594">
                <text:p>0.006594</text:p>
              </table:table-cell>
              <table:table-cell office:value-type="float" office:value="0.0127">
                <text:p>0.0127</text:p>
              </table:table-cell>
              <table:table-cell office:value-type="float" office:value="0.01981">
                <text:p>0.01981</text:p>
              </table:table-cell>
              <table:table-cell office:value-type="float" office:value="0.02768">
                <text:p>0.02768</text:p>
              </table:table-cell>
              <table:table-cell office:value-type="float" office:value="0.03623">
                <text:p>0.03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8">
                <text:p>11.38</text:p>
              </table:table-cell>
              <table:table-cell office:value-type="float" office:value="0.006655">
                <text:p>0.006655</text:p>
              </table:table-cell>
              <table:table-cell office:value-type="float" office:value="0.01274">
                <text:p>0.01274</text:p>
              </table:table-cell>
              <table:table-cell office:value-type="float" office:value="0.01984">
                <text:p>0.01984</text:p>
              </table:table-cell>
              <table:table-cell office:value-type="float" office:value="0.02768">
                <text:p>0.02768</text:p>
              </table:table-cell>
              <table:table-cell office:value-type="float" office:value="0.03617">
                <text:p>0.03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5">
                <text:p>12.25</text:p>
              </table:table-cell>
              <table:table-cell office:value-type="float" office:value="0.006705">
                <text:p>0.006705</text:p>
              </table:table-cell>
              <table:table-cell office:value-type="float" office:value="0.0128">
                <text:p>0.0128</text:p>
              </table:table-cell>
              <table:table-cell office:value-type="float" office:value="0.01987">
                <text:p>0.01987</text:p>
              </table:table-cell>
              <table:table-cell office:value-type="float" office:value="0.02764">
                <text:p>0.0276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12">
                <text:p>13.12</text:p>
              </table:table-cell>
              <table:table-cell office:value-type="float" office:value="0.006757">
                <text:p>0.006757</text:p>
              </table:table-cell>
              <table:table-cell office:value-type="float" office:value="0.01285">
                <text:p>0.01285</text:p>
              </table:table-cell>
              <table:table-cell office:value-type="float" office:value="0.01988">
                <text:p>0.01988</text:p>
              </table:table-cell>
              <table:table-cell office:value-type="float" office:value="0.02759">
                <text:p>0.02759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0.006805">
                <text:p>0.006805</text:p>
              </table:table-cell>
              <table:table-cell office:value-type="float" office:value="0.01289">
                <text:p>0.01289</text:p>
              </table:table-cell>
              <table:table-cell office:value-type="float" office:value="0.01988">
                <text:p>0.01988</text:p>
              </table:table-cell>
              <table:table-cell office:value-type="float" office:value="0.02755">
                <text:p>0.02755</text:p>
              </table:table-cell>
              <table:table-cell office:value-type="float" office:value="0.03577">
                <text:p>0.03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87">
                <text:p>14.87</text:p>
              </table:table-cell>
              <table:table-cell office:value-type="float" office:value="0.006853">
                <text:p>0.006853</text:p>
              </table:table-cell>
              <table:table-cell office:value-type="float" office:value="0.01293">
                <text:p>0.01293</text:p>
              </table:table-cell>
              <table:table-cell office:value-type="float" office:value="0.0199">
                <text:p>0.0199</text:p>
              </table:table-cell>
              <table:table-cell office:value-type="float" office:value="0.0275">
                <text:p>0.0275</text:p>
              </table:table-cell>
              <table:table-cell office:value-type="float" office:value="0.03563">
                <text:p>0.03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5">
                <text:p>15.75</text:p>
              </table:table-cell>
              <table:table-cell office:value-type="float" office:value="0.006899">
                <text:p>0.006899</text:p>
              </table:table-cell>
              <table:table-cell office:value-type="float" office:value="0.01298">
                <text:p>0.01298</text:p>
              </table:table-cell>
              <table:table-cell office:value-type="float" office:value="0.0199">
                <text:p>0.0199</text:p>
              </table:table-cell>
              <table:table-cell office:value-type="float" office:value="0.02743">
                <text:p>0.02743</text:p>
              </table:table-cell>
              <table:table-cell office:value-type="float" office:value="0.03544">
                <text:p>0.03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2">
                <text:p>16.62</text:p>
              </table:table-cell>
              <table:table-cell office:value-type="float" office:value="0.00695">
                <text:p>0.00695</text:p>
              </table:table-cell>
              <table:table-cell office:value-type="float" office:value="0.01299">
                <text:p>0.01299</text:p>
              </table:table-cell>
              <table:table-cell office:value-type="float" office:value="0.01989">
                <text:p>0.01989</text:p>
              </table:table-cell>
              <table:table-cell office:value-type="float" office:value="0.02738">
                <text:p>0.02738</text:p>
              </table:table-cell>
              <table:table-cell office:value-type="float" office:value="0.03528">
                <text:p>0.03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5">
                <text:p>17.5</text:p>
              </table:table-cell>
              <table:table-cell office:value-type="float" office:value="0.006988">
                <text:p>0.006988</text:p>
              </table:table-cell>
              <table:table-cell office:value-type="float" office:value="0.01304">
                <text:p>0.01304</text:p>
              </table:table-cell>
              <table:table-cell office:value-type="float" office:value="0.0199">
                <text:p>0.0199</text:p>
              </table:table-cell>
              <table:table-cell office:value-type="float" office:value="0.02733">
                <text:p>0.02733</text:p>
              </table:table-cell>
              <table:table-cell office:value-type="float" office:value="0.03517">
                <text:p>0.03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37">
                <text:p>18.37</text:p>
              </table:table-cell>
              <table:table-cell office:value-type="float" office:value="0.007022">
                <text:p>0.007022</text:p>
              </table:table-cell>
              <table:table-cell office:value-type="float" office:value="0.01307">
                <text:p>0.01307</text:p>
              </table:table-cell>
              <table:table-cell office:value-type="float" office:value="0.0199">
                <text:p>0.0199</text:p>
              </table:table-cell>
              <table:table-cell office:value-type="float" office:value="0.02723">
                <text:p>0.02723</text:p>
              </table:table-cell>
              <table:table-cell office:value-type="float" office:value="0.03498">
                <text:p>0.03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24">
                <text:p>19.24</text:p>
              </table:table-cell>
              <table:table-cell office:value-type="float" office:value="0.007072">
                <text:p>0.007072</text:p>
              </table:table-cell>
              <table:table-cell office:value-type="float" office:value="0.01309">
                <text:p>0.01309</text:p>
              </table:table-cell>
              <table:table-cell office:value-type="float" office:value="0.01989">
                <text:p>0.01989</text:p>
              </table:table-cell>
              <table:table-cell office:value-type="float" office:value="0.02719">
                <text:p>0.02719</text:p>
              </table:table-cell>
              <table:table-cell office:value-type="float" office:value="0.03486">
                <text:p>0.03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12">
                <text:p>20.12</text:p>
              </table:table-cell>
              <table:table-cell office:value-type="float" office:value="0.007106">
                <text:p>0.007106</text:p>
              </table:table-cell>
              <table:table-cell office:value-type="float" office:value="0.01312">
                <text:p>0.01312</text:p>
              </table:table-cell>
              <table:table-cell office:value-type="float" office:value="0.01989">
                <text:p>0.01989</text:p>
              </table:table-cell>
              <table:table-cell office:value-type="float" office:value="0.02712">
                <text:p>0.02712</text:p>
              </table:table-cell>
              <table:table-cell office:value-type="float" office:value="0.03471">
                <text:p>0.03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99">
                <text:p>20.99</text:p>
              </table:table-cell>
              <table:table-cell office:value-type="float" office:value="0.007152">
                <text:p>0.007152</text:p>
              </table:table-cell>
              <table:table-cell office:value-type="float" office:value="0.01314">
                <text:p>0.01314</text:p>
              </table:table-cell>
              <table:table-cell office:value-type="float" office:value="0.01986">
                <text:p>0.01986</text:p>
              </table:table-cell>
              <table:table-cell office:value-type="float" office:value="0.02702">
                <text:p>0.02702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86">
                <text:p>21.86</text:p>
              </table:table-cell>
              <table:table-cell office:value-type="float" office:value="0.007184">
                <text:p>0.007184</text:p>
              </table:table-cell>
              <table:table-cell office:value-type="float" office:value="0.01316">
                <text:p>0.01316</text:p>
              </table:table-cell>
              <table:table-cell office:value-type="float" office:value="0.01983">
                <text:p>0.01983</text:p>
              </table:table-cell>
              <table:table-cell office:value-type="float" office:value="0.02697">
                <text:p>0.02697</text:p>
              </table:table-cell>
              <table:table-cell office:value-type="float" office:value="0.03441">
                <text:p>0.03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74">
                <text:p>22.74</text:p>
              </table:table-cell>
              <table:table-cell office:value-type="float" office:value="0.007213">
                <text:p>0.007213</text:p>
              </table:table-cell>
              <table:table-cell office:value-type="float" office:value="0.01318">
                <text:p>0.01318</text:p>
              </table:table-cell>
              <table:table-cell office:value-type="float" office:value="0.01983">
                <text:p>0.01983</text:p>
              </table:table-cell>
              <table:table-cell office:value-type="float" office:value="0.02689">
                <text:p>0.02689</text:p>
              </table:table-cell>
              <table:table-cell office:value-type="float" office:value="0.03424">
                <text:p>0.03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61">
                <text:p>23.61</text:p>
              </table:table-cell>
              <table:table-cell office:value-type="float" office:value="0.007257">
                <text:p>0.007257</text:p>
              </table:table-cell>
              <table:table-cell office:value-type="float" office:value="0.01321">
                <text:p>0.01321</text:p>
              </table:table-cell>
              <table:table-cell office:value-type="float" office:value="0.01983">
                <text:p>0.01983</text:p>
              </table:table-cell>
              <table:table-cell office:value-type="float" office:value="0.02681">
                <text:p>0.02681</text:p>
              </table:table-cell>
              <table:table-cell office:value-type="float" office:value="0.03406">
                <text:p>0.03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49">
                <text:p>24.49</text:p>
              </table:table-cell>
              <table:table-cell office:value-type="float" office:value="0.007298">
                <text:p>0.007298</text:p>
              </table:table-cell>
              <table:table-cell office:value-type="float" office:value="0.01323">
                <text:p>0.01323</text:p>
              </table:table-cell>
              <table:table-cell office:value-type="float" office:value="0.0198">
                <text:p>0.0198</text:p>
              </table:table-cell>
              <table:table-cell office:value-type="float" office:value="0.0267">
                <text:p>0.0267</text:p>
              </table:table-cell>
              <table:table-cell office:value-type="float" office:value="0.03396">
                <text:p>0.03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36">
                <text:p>25.36</text:p>
              </table:table-cell>
              <table:table-cell office:value-type="float" office:value="0.007321">
                <text:p>0.007321</text:p>
              </table:table-cell>
              <table:table-cell office:value-type="float" office:value="0.01324">
                <text:p>0.01324</text:p>
              </table:table-cell>
              <table:table-cell office:value-type="float" office:value="0.01979">
                <text:p>0.01979</text:p>
              </table:table-cell>
              <table:table-cell office:value-type="float" office:value="0.02668">
                <text:p>0.02668</text:p>
              </table:table-cell>
              <table:table-cell office:value-type="float" office:value="0.03381">
                <text:p>0.03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f420e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54cm" svg:height="7.773cm" xlink:href="." xlink:type="simple" chart:class="chart:scatter" chart:style-name="ch1">
        <chart:title svg:x="4.888cm" svg:y="0.29cm" chart:style-name="ch2">
          <text:p>Transfer Characteristic</text:p>
        </chart:title>
        <chart:plot-area chart:style-name="ch3" chart:data-source-has-labels="both" svg:x="1.266cm" svg:y="1.212cm" svg:width="12.997cm" svg:height="5.461cm">
          <chartooo:coordinate-region svg:x="1.511cm" svg:y="1.403cm" svg:width="12.662cm" svg:height="4.641cm"/>
          <chart:axis chart:dimension="x" chart:name="primary-x" chart:style-name="ch4" chartooo:axis-type="auto">
            <chart:title svg:x="6.927cm" svg:y="6.828cm" chart:style-name="ch5">
              <text:p>Voltage (V)</text:p>
            </chart:title>
            <chart:categories table:cell-range-address="local-table.$A$2:.$A$74"/>
          </chart:axis>
          <chart:axis chart:dimension="y" chart:name="primary-y" chart:style-name="ch4">
            <chart:title svg:x="0.451cm" svg:y="4.735cm" chart:style-name="ch6">
              <text:p>Current(A)</text:p>
            </chart:title>
            <chart:grid chart:style-name="ch7" chart:class="major"/>
          </chart:axis>
          <chart:series chart:style-name="ch8" chart:values-cell-range-address="local-table.$C$2:.$C$74" chart:label-cell-address="local-table.$C$1" chart:class="chart:scatter">
            <chart:domain table:cell-range-address="local-table.$B$2:.$B$74"/>
            <chart:regression-curve chart:style-name="ch9">
              <chart:equation chart:display-equation="true" chart:display-r-square="false" svg:x="2.974cm" svg:y="4.649cm"/>
            </chart:regression-curve>
            <chart:data-point chart:repeated="73"/>
          </chart:series>
          <chart:series chart:style-name="ch10" chart:values-cell-range-address="local-table.$E$2:.$E$74" chart:label-cell-address="local-table.$E$1" chart:class="chart:scatter">
            <chart:domain table:cell-range-address="local-table.$D$2:.$D$74"/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-3.855">
                <text:p>-3.855</text:p>
              </table:table-cell>
              <table:table-cell office:value-type="float" office:value="0.00001077">
                <text:p>0.00001077</text:p>
              </table:table-cell>
              <table:table-cell office:value-type="float" office:value="-9.479">
                <text:p>-9.479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711">
                <text:p>-3.711</text:p>
              </table:table-cell>
              <table:table-cell office:value-type="float" office:value="0.00001075">
                <text:p>0.00001075</text:p>
              </table:table-cell>
              <table:table-cell office:value-type="float" office:value="-9.411">
                <text:p>-9.411</text:p>
              </table:table-cell>
              <table:table-cell office:value-type="float" office:value="0.00001078">
                <text:p>0.00001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68">
                <text:p>-3.568</text:p>
              </table:table-cell>
              <table:table-cell office:value-type="float" office:value="0.00001078">
                <text:p>0.00001078</text:p>
              </table:table-cell>
              <table:table-cell office:value-type="float" office:value="-9.34">
                <text:p>-9.34</text:p>
              </table:table-cell>
              <table:table-cell office:value-type="float" office:value="0.00001069">
                <text:p>0.00001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424">
                <text:p>-3.424</text:p>
              </table:table-cell>
              <table:table-cell office:value-type="float" office:value="0.00001072">
                <text:p>0.00001072</text:p>
              </table:table-cell>
              <table:table-cell office:value-type="float" office:value="-9.267">
                <text:p>-9.267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281">
                <text:p>-3.281</text:p>
              </table:table-cell>
              <table:table-cell office:value-type="float" office:value="0.00001075">
                <text:p>0.00001075</text:p>
              </table:table-cell>
              <table:table-cell office:value-type="float" office:value="-9.19">
                <text:p>-9.19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138">
                <text:p>-3.138</text:p>
              </table:table-cell>
              <table:table-cell office:value-type="float" office:value="0.0000107">
                <text:p>0.0000107</text:p>
              </table:table-cell>
              <table:table-cell office:value-type="float" office:value="-9.109">
                <text:p>-9.109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95">
                <text:p>-2.995</text:p>
              </table:table-cell>
              <table:table-cell office:value-type="float" office:value="0.00001112">
                <text:p>0.00001112</text:p>
              </table:table-cell>
              <table:table-cell office:value-type="float" office:value="-9.026">
                <text:p>-9.026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85">
                <text:p>-2.85</text:p>
              </table:table-cell>
              <table:table-cell office:value-type="float" office:value="0.00002434">
                <text:p>0.00002434</text:p>
              </table:table-cell>
              <table:table-cell office:value-type="float" office:value="-8.939">
                <text:p>-8.939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07">
                <text:p>-2.707</text:p>
              </table:table-cell>
              <table:table-cell office:value-type="float" office:value="0.0001669">
                <text:p>0.0001669</text:p>
              </table:table-cell>
              <table:table-cell office:value-type="float" office:value="-8.848">
                <text:p>-8.848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37">
                <text:p>6.437</text:p>
              </table:table-cell>
              <table:table-cell office:value-type="float" office:value="0.0006091">
                <text:p>0.0006091</text:p>
              </table:table-cell>
              <table:table-cell office:value-type="float" office:value="-8.754">
                <text:p>-8.754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42">
                <text:p>-2.42</text:p>
              </table:table-cell>
              <table:table-cell office:value-type="float" office:value="0.001353">
                <text:p>0.001353</text:p>
              </table:table-cell>
              <table:table-cell office:value-type="float" office:value="-8.657">
                <text:p>-8.657</text:p>
              </table:table-cell>
              <table:table-cell office:value-type="float" office:value="0.00001067">
                <text:p>0.00001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76">
                <text:p>-2.276</text:p>
              </table:table-cell>
              <table:table-cell office:value-type="float" office:value="0.002552">
                <text:p>0.002552</text:p>
              </table:table-cell>
              <table:table-cell office:value-type="float" office:value="-8.556">
                <text:p>-8.556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33">
                <text:p>-2.133</text:p>
              </table:table-cell>
              <table:table-cell office:value-type="float" office:value="0.003799">
                <text:p>0.003799</text:p>
              </table:table-cell>
              <table:table-cell office:value-type="float" office:value="-8.452">
                <text:p>-8.452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99">
                <text:p>-1.99</text:p>
              </table:table-cell>
              <table:table-cell office:value-type="float" office:value="0.00524">
                <text:p>0.00524</text:p>
              </table:table-cell>
              <table:table-cell office:value-type="float" office:value="-8.344">
                <text:p>-8.344</text:p>
              </table:table-cell>
              <table:table-cell office:value-type="float" office:value="0.00001069">
                <text:p>0.00001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46">
                <text:p>-1.846</text:p>
              </table:table-cell>
              <table:table-cell office:value-type="float" office:value="0.006839">
                <text:p>0.006839</text:p>
              </table:table-cell>
              <table:table-cell office:value-type="float" office:value="-8.233">
                <text:p>-8.233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03">
                <text:p>-1.703</text:p>
              </table:table-cell>
              <table:table-cell office:value-type="float" office:value="0.008576">
                <text:p>0.008576</text:p>
              </table:table-cell>
              <table:table-cell office:value-type="float" office:value="-8.118">
                <text:p>-8.118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59">
                <text:p>-1.559</text:p>
              </table:table-cell>
              <table:table-cell office:value-type="float" office:value="0.01043">
                <text:p>0.01043</text:p>
              </table:table-cell>
              <table:table-cell office:value-type="float" office:value="-8.001">
                <text:p>-8.001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15">
                <text:p>-1.415</text:p>
              </table:table-cell>
              <table:table-cell office:value-type="float" office:value="0.01241">
                <text:p>0.01241</text:p>
              </table:table-cell>
              <table:table-cell office:value-type="float" office:value="-7.88">
                <text:p>-7.88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72">
                <text:p>-1.272</text:p>
              </table:table-cell>
              <table:table-cell office:value-type="float" office:value="0.01447">
                <text:p>0.01447</text:p>
              </table:table-cell>
              <table:table-cell office:value-type="float" office:value="-7.757">
                <text:p>-7.757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29">
                <text:p>-1.129</text:p>
              </table:table-cell>
              <table:table-cell office:value-type="float" office:value="0.01664">
                <text:p>0.01664</text:p>
              </table:table-cell>
              <table:table-cell office:value-type="float" office:value="-7.632">
                <text:p>-7.632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848">
                <text:p>-0.9848</text:p>
              </table:table-cell>
              <table:table-cell office:value-type="float" office:value="0.01889">
                <text:p>0.01889</text:p>
              </table:table-cell>
              <table:table-cell office:value-type="float" office:value="-7.504">
                <text:p>-7.504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417">
                <text:p>-0.8417</text:p>
              </table:table-cell>
              <table:table-cell office:value-type="float" office:value="0.02122">
                <text:p>0.02122</text:p>
              </table:table-cell>
              <table:table-cell office:value-type="float" office:value="-7.374">
                <text:p>-7.374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987">
                <text:p>-0.6987</text:p>
              </table:table-cell>
              <table:table-cell office:value-type="float" office:value="0.02364">
                <text:p>0.02364</text:p>
              </table:table-cell>
              <table:table-cell office:value-type="float" office:value="-7.242">
                <text:p>-7.242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549">
                <text:p>-0.5549</text:p>
              </table:table-cell>
              <table:table-cell office:value-type="float" office:value="0.02614">
                <text:p>0.02614</text:p>
              </table:table-cell>
              <table:table-cell office:value-type="float" office:value="-7.108">
                <text:p>-7.108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109">
                <text:p>-0.4109</text:p>
              </table:table-cell>
              <table:table-cell office:value-type="float" office:value="0.02872">
                <text:p>0.02872</text:p>
              </table:table-cell>
              <table:table-cell office:value-type="float" office:value="-6.973">
                <text:p>-6.973</text:p>
              </table:table-cell>
              <table:table-cell office:value-type="float" office:value="0.00001067">
                <text:p>0.00001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679">
                <text:p>-0.2679</text:p>
              </table:table-cell>
              <table:table-cell office:value-type="float" office:value="0.03135">
                <text:p>0.03135</text:p>
              </table:table-cell>
              <table:table-cell office:value-type="float" office:value="-6.837">
                <text:p>-6.837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24">
                <text:p>-0.124</text:p>
              </table:table-cell>
              <table:table-cell office:value-type="float" office:value="0.0341">
                <text:p>0.0341</text:p>
              </table:table-cell>
              <table:table-cell office:value-type="float" office:value="-6.699">
                <text:p>-6.699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61">
                <text:p>-6.561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21">
                <text:p>-6.421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82">
                <text:p>-6.282</text:p>
              </table:table-cell>
              <table:table-cell office:value-type="float" office:value="0.00001076">
                <text:p>0.00001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4">
                <text:p>-6.14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99">
                <text:p>-5.999</text:p>
              </table:table-cell>
              <table:table-cell office:value-type="float" office:value="0.00001067">
                <text:p>0.0000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57">
                <text:p>-5.857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15">
                <text:p>-5.715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73">
                <text:p>-5.573</text:p>
              </table:table-cell>
              <table:table-cell office:value-type="float" office:value="0.00001073">
                <text:p>0.0000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31">
                <text:p>-5.431</text:p>
              </table:table-cell>
              <table:table-cell office:value-type="float" office:value="0.00001071">
                <text:p>0.00001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8">
                <text:p>-5.288</text:p>
              </table:table-cell>
              <table:table-cell office:value-type="float" office:value="0.00001084">
                <text:p>0.0000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45">
                <text:p>-5.145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2">
                <text:p>-5.002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59">
                <text:p>-4.859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5">
                <text:p>-4.715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71">
                <text:p>-4.571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29">
                <text:p>-4.429</text:p>
              </table:table-cell>
              <table:table-cell office:value-type="float" office:value="0.00001082">
                <text:p>0.00001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85">
                <text:p>-4.285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42">
                <text:p>-4.142</text:p>
              </table:table-cell>
              <table:table-cell office:value-type="float" office:value="0.00001074">
                <text:p>0.00001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9">
                <text:p>-3.999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5">
                <text:p>-3.855</text:p>
              </table:table-cell>
              <table:table-cell office:value-type="float" office:value="0.00001077">
                <text:p>0.0000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11">
                <text:p>-3.711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8">
                <text:p>-3.568</text:p>
              </table:table-cell>
              <table:table-cell office:value-type="float" office:value="0.00001078">
                <text:p>0.00001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24">
                <text:p>-3.424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1">
                <text:p>-3.281</text:p>
              </table:table-cell>
              <table:table-cell office:value-type="float" office:value="0.00001075">
                <text:p>0.0000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38">
                <text:p>-3.138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5">
                <text:p>-2.995</text:p>
              </table:table-cell>
              <table:table-cell office:value-type="float" office:value="0.00001112">
                <text:p>0.0000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">
                <text:p>-2.85</text:p>
              </table:table-cell>
              <table:table-cell office:value-type="float" office:value="0.00002434">
                <text:p>0.00002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07">
                <text:p>-2.707</text:p>
              </table:table-cell>
              <table:table-cell office:value-type="float" office:value="0.0001669">
                <text:p>0.000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3">
                <text:p>-2.563</text:p>
              </table:table-cell>
              <table:table-cell office:value-type="float" office:value="0.0006091">
                <text:p>0.0006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">
                <text:p>-2.42</text:p>
              </table:table-cell>
              <table:table-cell office:value-type="float" office:value="0.001353">
                <text:p>0.001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6">
                <text:p>-2.276</text:p>
              </table:table-cell>
              <table:table-cell office:value-type="float" office:value="0.002552">
                <text:p>0.002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33">
                <text:p>-2.133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9">
                <text:p>-1.99</text:p>
              </table:table-cell>
              <table:table-cell office:value-type="float" office:value="0.00524">
                <text:p>0.00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46">
                <text:p>-1.846</text:p>
              </table:table-cell>
              <table:table-cell office:value-type="float" office:value="0.006839">
                <text:p>0.006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3">
                <text:p>-1.703</text:p>
              </table:table-cell>
              <table:table-cell office:value-type="float" office:value="0.008576">
                <text:p>0.008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9">
                <text:p>-1.559</text:p>
              </table:table-cell>
              <table:table-cell office:value-type="float" office:value="0.01043">
                <text:p>0.01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5">
                <text:p>-1.415</text:p>
              </table:table-cell>
              <table:table-cell office:value-type="float" office:value="0.01241">
                <text:p>0.01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2">
                <text:p>-1.272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9">
                <text:p>-1.129</text:p>
              </table:table-cell>
              <table:table-cell office:value-type="float" office:value="0.01664">
                <text:p>0.01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48">
                <text:p>-0.9848</text:p>
              </table:table-cell>
              <table:table-cell office:value-type="float" office:value="0.01889">
                <text:p>0.01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7">
                <text:p>-0.8417</text:p>
              </table:table-cell>
              <table:table-cell office:value-type="float" office:value="0.02122">
                <text:p>0.02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87">
                <text:p>-0.6987</text:p>
              </table:table-cell>
              <table:table-cell office:value-type="float" office:value="0.02364">
                <text:p>0.0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49">
                <text:p>-0.5549</text:p>
              </table:table-cell>
              <table:table-cell office:value-type="float" office:value="0.02614">
                <text:p>0.0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09">
                <text:p>-0.4109</text:p>
              </table:table-cell>
              <table:table-cell office:value-type="float" office:value="0.02872">
                <text:p>0.02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79">
                <text:p>-0.2679</text:p>
              </table:table-cell>
              <table:table-cell office:value-type="float" office:value="0.03135">
                <text:p>0.03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4">
                <text:p>-0.124</text:p>
              </table:table-cell>
              <table:table-cell office:value-type="float" office:value="0.0341">
                <text:p>0.0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